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9T11:30:36.48</meta:creation-date>
    <meta:document-statistic meta:table-count="0" meta:image-count="0" meta:object-count="0" meta:page-count="1" meta:paragraph-count="0" meta:word-count="0" meta:character-count="0"/>
    <dc:date>2010-01-19T11:31:05.21</dc:date>
    <meta:editing-duration>PT29S</meta:editing-duration>
    <meta:editing-cycles>1</meta:editing-cycles>
    <meta:generator>OpenOffice.org/3.3$Win32 OpenOffice.org_project/300m69$Build-9475$CWS-jl14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700a2003100dc00770076004a00d700ac00f400b40097000a00510002001e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87004a000e00c7005200d2004d009b0086008c007d002b004b00dc00d1006b">
        <DigestMethod Algorithm="http://www.w3.org/2000/09/xmldsig#sha1"/>
        <DigestValue>pS8Ln9XZ4Lo8egROpdYn3HI6PG4=</DigestValue>
      </Reference>
    </SignedInfo>
    <SignatureValue>KI3ekhapvpE8NEHpirBqTUFPiWrqpeqAh3f/W7h+oFrbBuctIcHMBdlHmw11ir7J
S9TCc8TISL2T/yp5/2zlgJWE4b35kRUdmccAW6Ywiils4f+zPgZodEhA8VbLnwmD
f71lyxuRnWwi70nKtsumzM12AF7ehzc4mIiLG5IcDHw=</SignatureValue>
    <KeyInfo>
      <X509Data>
        <X509IssuerSerial>
          <X509IssuerName>CN=Root 11, OU=Development, O=OpenOffice.org, ST=Hamburg, C=DE</X509IssuerName>
          <X509SerialNumber>4100</X509SerialNumber>
        </X509IssuerSerial>
        <X509Certificate>MIICyzCCAjSgAwIBAgICEAQwDQYJKoZIhvcNAQEFBQAwYDELMAkGA1UEBhMCREUx
EDAOBgNVBAgTB0hhbWJ1cmcxFzAVBgNVBAoTDk9wZW5PZmZpY2Uub3JnMRQwEgYD
VQQLEwtEZXZlbG9wbWVudDEQMA4GA1UEAxMHUm9vdCAxMTAeFw0xMDAxMTgxNjAw
MzhaFw0zNTAxMTIxNjAwMzhaMH0xCzAJBgNVBAYTAkRFMRAwDgYDVQQIEwdIYW1i
dXJnMRcwFQYDVQQKEw5PcGVuT2ZmaWNlLm9yZzEUMBIGA1UECxMLRGV2ZWxvcG1l
bnQxLTArBgNVBAMeJAAiAGUAbgBjAGwAbwBzAGkAbgBnACAAcQB1AG8AdABlAHMA
IjCBnzANBgkqhkiG9w0BAQEFAAOBjQAwgYkCgYEAyf83Fk16rVm98sTcT3lq9iHH
782v8Tk0JJL0RtOLQzFVET4iK4UZOO0LNTxz/LkX6HOZIaIgMLTpEcZ6Yfr6/uvI
MMRzX3fy/EK3ECmsnorC3yWbRBcFoznZG1hi+yyGB/fwKHtaOBtq3oj7rTL0U+Kh
xQ9o22SuOSpeAtC1OAcCAwEAAaN3MHUwCwYDVR0PBAQDAgXgMB0GA1UdDgQWBBSG
L0bQqfk/Ir1Xg1E1+WcRogCrMzAfBgNVHSMEGDAWgBToarvCkOpscCI+9vZIGwPm
vremVTAmBgNVHREEHzAdpBswGTEXMBUGA1UEAxMOVXNlciAzIFJvb3QgMTEwDQYJ
KoZIhvcNAQEFBQADgYEAu/ZhrjCUOkrW1cu1ULvKDqufCel41C8g/hhO2GHblyip
2dzlBvhsQcJalVNHfqdzyUVPazD8/Reae6nYJ1ep/Y3nfks+mBFCADkaVUs9pd51
PENaMxDTz04ECnHUkysLKxWCewRGm1DaGIRmMXU2Wwnrgl194TWjpGyyrMj6vV8=</X509Certificate>
      </X509Data>
    </KeyInfo>
    <Object>
      <SignatureProperties>
        <SignatureProperty Id="ID_0087004a000e00c7005200d2004d009b0086008c007d002b004b00dc00d1006b" Target="#ID_005700a2003100dc00770076004a00d700ac00f400b40097000a00510002001e">
          <dc:date xmlns:dc="http://purl.org/dc/elements/1.1/">2010-01-19T11:37:19,18</dc:date>
        </SignatureProperty>
      </SignatureProperties>
    </Object>
  </Signature>
  <Signature xmlns="http://www.w3.org/2000/09/xmldsig#" Id="ID_00ce00f3006b0097005f00cb0040004b00b1006700c500a6002e003100d30022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d5000600d400d400b700cb004c00f400920051003600c300d800b700ab00c0">
        <DigestMethod Algorithm="http://www.w3.org/2000/09/xmldsig#sha1"/>
        <DigestValue>evPRGSEmEkuqgGSTPKPFrBcbc9c=</DigestValue>
      </Reference>
    </SignedInfo>
    <SignatureValue>xDgrguCpiHWKaJvRakyFYkqVGIqaOdUb+M+140N2zYSLvYqM+H+CJswg0kmQXPbt
bOXOf4xYhICqVtZGuLU1HlDd57F9N9T94L/KLinq3MXVhNb1FkA8jXvUReeGGMk0
qX/ITXhlPe+IfHMojjsUEQ8F/ttbhlpOoHemdN47xc0=</SignatureValue>
    <KeyInfo>
      <X509Data>
        <X509IssuerSerial>
          <X509IssuerName>CN=Root 11, OU=Development, O=OpenOffice.org, ST=Hamburg, C=DE</X509IssuerName>
          <X509SerialNumber>4101</X509SerialNumber>
        </X509IssuerSerial>
        <X509Certificate>MIIC3jCCAkegAwIBAgICEAUwDQYJKoZIhvcNAQEFBQAwYDELMAkGA1UEBhMCREUx
EDAOBgNVBAgTB0hhbWJ1cmcxFzAVBgNVBAoTDk9wZW5PZmZpY2Uub3JnMRQwEgYD
VQQLEwtEZXZlbG9wbWVudDEQMA4GA1UEAxMHUm9vdCAxMTAeFw0xMDAxMTgxNjA1
NDdaFw0zNTAxMTIxNjA1NDdaMIGPMQswCQYDVQQGEwJERTEQMA4GA1UECBMHSGFt
YnVyZzEXMBUGA1UEChMOT3Blbk9mZmljZS5vcmcxFDASBgNVBAsTC0RldmVsb3Bt
ZW50MT8wPQYDVQQDHjYAIgAiAGQAbwB1AGIAbABlACAAZQBuAGMAbABvAHMAaQBu
AGcAIABxAHUAbwB0AGUAcwAiACIwgZ8wDQYJKoZIhvcNAQEBBQADgY0AMIGJAoGB
AN5NMZPFG3wrhYbaiT0Gb21Epd5sagYosJZ7QDQBr+Sx9JPxJXiwQ+qSKodg6L5+
ybYC+BSTG7hfyywk4oAk8Fxtd/Lc75DW0XgiU/B/Ra3yGp0lCBPIYmueiHk9nrQK
BRF5faGyRonzRc7zIi4Xq+GpsQSTO/PK5mDA/ZF/NIBlAgMBAAGjdzB1MAsGA1Ud
DwQEAwIF4DAdBgNVHQ4EFgQUwW5q+1qxDGcHyH7xjYb20CdWbXMwHwYDVR0jBBgw
FoAU6Gq7wpDqbHAiPvb2SBsD5r63plUwJgYDVR0RBB8wHaQbMBkxFzAVBgNVBAMT
DlVzZXIgNCBSb290IDExMA0GCSqGSIb3DQEBBQUAA4GBAGFySzMdYJEIGU//7I6e
g3HXAJYKtYK3jKY/cGQ2rCWn8amD8WP4KQb6WIaK/SWedzjdxzvNaJGO9FdCyWuI
h+wkVziE+8DZvGwcbp2dudrMfv75vSm+FCZvYx9vavHd/dIDafI24TXgV3LV4wnu
aghFtHPp0RjCOB2GU1Ntv/Ae</X509Certificate>
      </X509Data>
    </KeyInfo>
    <Object>
      <SignatureProperties>
        <SignatureProperty Id="ID_00d5000600d400d400b700cb004c00f400920051003600c300d800b700ab00c0" Target="#ID_00ce00f3006b0097005f00cb0040004b00b1006700c500a6002e003100d30022">
          <dc:date xmlns:dc="http://purl.org/dc/elements/1.1/">2010-01-19T11:37:31,90</dc:date>
        </SignatureProperty>
      </SignatureProperties>
    </Object>
  </Signature>
  <Signature xmlns="http://www.w3.org/2000/09/xmldsig#" Id="ID_006f009a004700cd00cc00870040002c00bc00640019001400e8009500fb0090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4d00ed0024003c002a0015004000d90092007c001e00fc00e4001b0061006b">
        <DigestMethod Algorithm="http://www.w3.org/2000/09/xmldsig#sha1"/>
        <DigestValue>oUIT9mIlte8MlRodtS9Vn/5Rqls=</DigestValue>
      </Reference>
    </SignedInfo>
    <SignatureValue>kduwL+2y3S6oY9fSukrX6H61ZLqXfRtHCU8DYRuIBlWg6zvVwzDi3TcN9jbIdgEm
ZyOkdEWu2TAQ4ZaC3Vkscl/BoUpMvxNpVreyS/OM4rY/xOf81vs8XWBfuV0G6plX
7DGvHhqEQGkcx6Za3pCVd5OsOf05ep0InWJmnceHKDE=</SignatureValue>
    <KeyInfo>
      <X509Data>
        <X509IssuerSerial>
          <X509IssuerName>CN=Root 11, OU=Development, O=OpenOffice.org, ST=Hamburg, C=DE</X509IssuerName>
          <X509SerialNumber>4102</X509SerialNumber>
        </X509IssuerSerial>
        <X509Certificate>MIIC6DCCAlGgAwIBAgICEAYwDQYJKoZIhvcNAQEFBQAwYDELMAkGA1UEBhMCREUx
EDAOBgNVBAgTB0hhbWJ1cmcxFzAVBgNVBAoTDk9wZW5PZmZpY2Uub3JnMRQwEgYD
VQQLEwtEZXZlbG9wbWVudDEQMA4GA1UEAxMHUm9vdCAxMTAeFw0xMDAxMTgxNjA5
MjFaFw0zNTAxMTIxNjA5MjFaMIGZMQswCQYDVQQGEwJERTEQMA4GA1UECBMHSGFt
YnVyZzEXMBUGA1UEChMOT3Blbk9mZmljZS5vcmcxFDASBgNVBAsTC0RldmVsb3Bt
ZW50MUkwRwYDVQQDHkAAIgAiAHQAdwBvACAAcwB0AGEAcgB0AGkAbgBnACAAbwBu
AGUAIABlAG4AZABpAG4AZwAgAHEAdQBvAHQAZQAiMIGfMA0GCSqGSIb3DQEBAQUA
A4GNADCBiQKBgQDRpJHHKIT4VGMJH7wuTqO+VAFCLvfvT7hGqTWxsykOi/e1+rdx
WzMDrOa19rr1uiFy7X3q8PEsVSqpxthU7xLw9TfKV7I8znxaV4ZoolGCgL1YpQQc
6M/2W07Sanlj66xSfGGM/gprsvYWnJSupvZpudULJg0Bf2LSWMICUyVjDQIDAQAB
o3cwdTALBgNVHQ8EBAMCBeAwHQYDVR0OBBYEFEXf1zXRE+SP4w3jfqmaXVYAZE5D
MB8GA1UdIwQYMBaAFOhqu8KQ6mxwIj729kgbA+a+t6ZVMCYGA1UdEQQfMB2kGzAZ
MRcwFQYDVQQDEw5Vc2VyIDUgUm9vdCAxMTANBgkqhkiG9w0BAQUFAAOBgQCdvdzc
jqjo5BXLFMFqq9ir5uVP9aiLLKuA4jH5idgSupxPs/W7fu6L31jTsu74xUbDXS6p
NdB6HoAYFE14bvHImlHbhj4sBEoKL/F6AeMbMdcd8TLEBNu5fsT9sMFBP4qziE9K
nKY4ESpKD4vQmoosM/5/QrWTjVTf3iuxCFzZDQ==</X509Certificate>
      </X509Data>
    </KeyInfo>
    <Object>
      <SignatureProperties>
        <SignatureProperty Id="ID_004d00ed0024003c002a0015004000d90092007c001e00fc00e4001b0061006b" Target="#ID_006f009a004700cd00cc00870040002c00bc00640019001400e8009500fb0090">
          <dc:date xmlns:dc="http://purl.org/dc/elements/1.1/">2010-01-19T11:37:42,01</dc:date>
        </SignatureProperty>
      </SignatureProperties>
    </Object>
  </Signature>
  <Signature xmlns="http://www.w3.org/2000/09/xmldsig#" Id="ID_0056000500fe00c700570034004d00f3009800af00b100490083008e007a0055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f00010002800a2003900350042004400a2002b00ee008b005400b500ae00a3">
        <DigestMethod Algorithm="http://www.w3.org/2000/09/xmldsig#sha1"/>
        <DigestValue>09JnO89Kib6njujM0GBCISjkZL0=</DigestValue>
      </Reference>
    </SignedInfo>
    <SignatureValue>L/z8TON4fzZRj9iDyyfiPGLTYU4sw19zNt9VITiOaFy7w6QYLgBHGsZffDjpxTa+
VXdcUPwVDI3lr1h4cGfwjgVH4AV/TKl2NKRiMbqYv3hJUswEoaySqKN86FdPr1WU
Uqlq8d8Ja56wZwWS0X3OPqswBApq3uxHRCOWYdA0yh4=</SignatureValue>
    <KeyInfo>
      <X509Data>
        <X509IssuerSerial>
          <X509IssuerName>CN=Root 11, OU=Development, O=OpenOffice.org, ST=Hamburg, C=DE</X509IssuerName>
          <X509SerialNumber>4103</X509SerialNumber>
        </X509IssuerSerial>
        <X509Certificate>MIICxTCCAi6gAwIBAgICEAcwDQYJKoZIhvcNAQEFBQAwYDELMAkGA1UEBhMCREUx
EDAOBgNVBAgTB0hhbWJ1cmcxFzAVBgNVBAoTDk9wZW5PZmZpY2Uub3JnMRQwEgYD
VQQLEwtEZXZlbG9wbWVudDEQMA4GA1UEAxMHUm9vdCAxMTAeFw0xMDAxMTgxNjEx
NTNaFw0zNTAxMTIxNjExNTNaMHcxCzAJBgNVBAYTAkRFMRAwDgYDVQQIEwdIYW1i
dXJnMRcwFQYDVQQKEw5PcGVuT2ZmaWNlLm9yZzEUMBIGA1UECxMLRGV2ZWxvcG1l
bnQxJzAlBgNVBAMeHgAiAHMAdABhAHIAdABpAG4AZwAgAHEAdQBvAHQAZTCBnzAN
BgkqhkiG9w0BAQEFAAOBjQAwgYkCgYEA0ZmcIC5l7g/Oy4rYcMgEPKwvFHxsj16V
NvhTdFuIv6FDcwSrOkK0fCw8O2N+74LFu7Eom4u3KXI9MAjpotdLCOIu5tSfdSkx
I760MF2UMEE4odU0vGn12I3GCMwoSpIiKxmJ9a18SYmzY8blbIbXYgUbl9st+8JH
5VGm8FBv41MCAwEAAaN3MHUwCwYDVR0PBAQDAgXgMB0GA1UdDgQWBBRf2jT2b7qe
EpncAipMPowNFKGbKzAfBgNVHSMEGDAWgBToarvCkOpscCI+9vZIGwPmvremVTAm
BgNVHREEHzAdpBswGTEXMBUGA1UEAxMOVXNlciA2IFJvb3QgMTEwDQYJKoZIhvcN
AQEFBQADgYEAJK8Rthpc0b9wk4XALhCWTbetTtfEfoehOyDXvwQHzJETDK1mCNYu
ttCq0EUOwJI9fKaCGQQ8mrNe6P6eXNYXdXPjPGQMrl2SKusO7wT1zqV/Hy8dBaBw
9CSAwzg1LeWspxFKPqKy0RSRurDYX76AijQscvsAR4hHnjRlEq2f/5k=</X509Certificate>
      </X509Data>
    </KeyInfo>
    <Object>
      <SignatureProperties>
        <SignatureProperty Id="ID_00f00010002800a2003900350042004400a2002b00ee008b005400b500ae00a3" Target="#ID_0056000500fe00c700570034004d00f3009800af00b100490083008e007a0055">
          <dc:date xmlns:dc="http://purl.org/dc/elements/1.1/">2010-01-19T11:37:55,29</dc:date>
        </SignatureProperty>
      </SignatureProperties>
    </Object>
  </Signature>
  <Signature xmlns="http://www.w3.org/2000/09/xmldsig#" Id="ID_00a00069005f0081007200c00046003c009300e100c10023009f003100ab0008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f7004700e300be00ae00230043000c00a4002c00de00ca00ef004f00e6005d">
        <DigestMethod Algorithm="http://www.w3.org/2000/09/xmldsig#sha1"/>
        <DigestValue>VBWn3Mr2Jp9mwtJrfv40EbJj6/E=</DigestValue>
      </Reference>
    </SignedInfo>
    <SignatureValue>ImdX07pmfgOgtL13rPVU4+evBTEKVEe+iYhazcuNkCbzHVOErwYIdogNknosAnN9
N3Ucep4x4irCbgSE2VxlT8+EdH9aGTJuOcIVZzeL2qbipGlr/nVYBaMotZCMrSED
s3e+sCEzwSDrpapD5TqFIXyZUC0FFcC+fvB6dgkmXNk=</SignatureValue>
    <KeyInfo>
      <X509Data>
        <X509IssuerSerial>
          <X509IssuerName>CN=Root 11, OU=Development, O=OpenOffice.org, ST=Hamburg, C=DE</X509IssuerName>
          <X509SerialNumber>4104</X509SerialNumber>
        </X509IssuerSerial>
        <X509Certificate>MIICwTCCAiqgAwIBAgICEAgwDQYJKoZIhvcNAQEFBQAwYDELMAkGA1UEBhMCREUx
EDAOBgNVBAgTB0hhbWJ1cmcxFzAVBgNVBAoTDk9wZW5PZmZpY2Uub3JnMRQwEgYD
VQQLEwtEZXZlbG9wbWVudDEQMA4GA1UEAxMHUm9vdCAxMTAeFw0xMDAxMTgxNjE0
MDVaFw0zNTAxMTIxNjE0MDVaMHMxCzAJBgNVBAYTAkRFMRAwDgYDVQQIEwdIYW1i
dXJnMRcwFQYDVQQKEw5PcGVuT2ZmaWNlLm9yZzEUMBIGA1UECxMLRGV2ZWxvcG1l
bnQxIzAhBgNVBAMeGgBlAG4AZABpAG4AZwAgAHEAdQBvAHQAZQAiMIGfMA0GCSqG
SIb3DQEBAQUAA4GNADCBiQKBgQCmqD9gp5o7IMksjE/NER8NqSos6xKADFWKTQbv
sl8uR74NECKKFVcpSpBj+RwThUfHybl2CRCpsZRcjcn0ASZD5NSY1gAa1M0q0c1+
TE6rGHha+7Lso4ehDoQ/cM/KAiTI1xuDo6yl8BDF3reibAsMnasyoxrJrptIqGXN
UNsLzwIDAQABo3cwdTALBgNVHQ8EBAMCBeAwHQYDVR0OBBYEFJEyViZiY6EysLzQ
kfHY8pTLEPGRMB8GA1UdIwQYMBaAFOhqu8KQ6mxwIj729kgbA+a+t6ZVMCYGA1Ud
EQQfMB2kGzAZMRcwFQYDVQQDEw5Vc2VyIDcgUm9vdCAxMTANBgkqhkiG9w0BAQUF
AAOBgQBM1S+r+4P4EcnS36rc6bg4LlPhOlu7Cr9y90e1V96Ciua7fWKvG5yOSvXP
C6zpBhbKWfF/10XAiITu9MeL4Dmqx7eVuf6iSjpB39ACv29UMJqaCqYEX/QXUtbC
OUNeuaOGDz2t66OB9MyQKRfcRl5rnPZwD7IP3A+cnwls+jFsAQ==</X509Certificate>
      </X509Data>
    </KeyInfo>
    <Object>
      <SignatureProperties>
        <SignatureProperty Id="ID_00f7004700e300be00ae00230043000c00a4002c00de00ca00ef004f00e6005d" Target="#ID_00a00069005f0081007200c00046003c009300e100c10023009f003100ab0008">
          <dc:date xmlns:dc="http://purl.org/dc/elements/1.1/">2010-01-19T11:37:59,17</dc:date>
        </SignatureProperty>
      </SignatureProperties>
    </Object>
  </Signature>
  <Signature xmlns="http://www.w3.org/2000/09/xmldsig#" Id="ID_00300020004c000800c900bc00440009008e0025008200d500d4007b00df00bd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200087006600f4002c00d1004e00ee00ad00f400aa000b0015009900330070">
        <DigestMethod Algorithm="http://www.w3.org/2000/09/xmldsig#sha1"/>
        <DigestValue>iEFBRP0lt+GITUdJ27OSbz421IU=</DigestValue>
      </Reference>
    </SignedInfo>
    <SignatureValue>XafiXgv3g8ZkH+S85lxYxC1fz2Rzwn+gUpMZ4g9AZ7mHMJ4AkXF92uj7FIL3RKWf
8c7NPUIp1N8NIZWfXBAoHnLaWafcSe7VUjOmlRWjUBFwN8ToL/MZhlFuLUNm71Kv
nzD6bQdiUfYffcRBTDP4rV7M9NQKisUAc3nPXccYy98=</SignatureValue>
    <KeyInfo>
      <X509Data>
        <X509IssuerSerial>
          <X509IssuerName>CN=Root 11, OU=Development, O=OpenOffice.org, ST=Hamburg, C=DE</X509IssuerName>
          <X509SerialNumber>4105</X509SerialNumber>
        </X509IssuerSerial>
        <X509Certificate>MIICwTCCAiqgAwIBAgICEAkwDQYJKoZIhvcNAQEFBQAwYDELMAkGA1UEBhMCREUx
EDAOBgNVBAgTB0hhbWJ1cmcxFzAVBgNVBAoTDk9wZW5PZmZpY2Uub3JnMRQwEgYD
VQQLEwtEZXZlbG9wbWVudDEQMA4GA1UEAxMHUm9vdCAxMTAeFw0xMDAxMTgxNjE2
MzFaFw0zNTAxMTIxNjE2MzFaMHMxCzAJBgNVBAYTAkRFMRAwDgYDVQQIEwdIYW1i
dXJnMRcwFQYDVQQKEw5PcGVuT2ZmaWNlLm9yZzEUMBIGA1UECxMLRGV2ZWxvcG1l
bnQxIzAhBgNVBAMeGgBtAGkAZABkAGwAZQAgACIAcQB1AG8AdABlMIGfMA0GCSqG
SIb3DQEBAQUAA4GNADCBiQKBgQC0O8ewbLXys6V5iVTerwM8DslXFY5zKkiDGFnO
tBL7XJIoaXUY+Q8kFZU4skyBB5CXO9c6q6aSWp9aH/4UrE21XmqmD5hVCAcJB6X7
eZ6gLXOZkq1uvHU20LXxHJE61EmKYB6nAS+82c209HC0ONE80+4A37ODRWNcXShH
vLG5VwIDAQABo3cwdTALBgNVHQ8EBAMCBeAwHQYDVR0OBBYEFNYYOHsUS9ZyQqlT
4h2+gYgm2woGMB8GA1UdIwQYMBaAFOhqu8KQ6mxwIj729kgbA+a+t6ZVMCYGA1Ud
EQQfMB2kGzAZMRcwFQYDVQQDEw5Vc2VyIDggUm9vdCAxMTANBgkqhkiG9w0BAQUF
AAOBgQCY86zbe6AA0li+dCH/CSlMDBp6H93i8/SaUl3arBAw+biTEGBGv0hHva+H
odnGRoGzDaT4usoXfPL5RgNifzJr8Hx1pAVEyxBCNs4SwLnlX+B7xsg5XAxQMKD2
/uGi5gCz/IZWEWbYQYHjThXlaJ0csMRPq4Z1Vfo5WD98aAPgdg==</X509Certificate>
      </X509Data>
    </KeyInfo>
    <Object>
      <SignatureProperties>
        <SignatureProperty Id="ID_00200087006600f4002c00d1004e00ee00ad00f400aa000b0015009900330070" Target="#ID_00300020004c000800c900bc00440009008e0025008200d500d4007b00df00bd">
          <dc:date xmlns:dc="http://purl.org/dc/elements/1.1/">2010-01-19T11:38:08,56</dc:date>
        </SignatureProperty>
      </SignatureProperties>
    </Object>
  </Signature>
  <Signature xmlns="http://www.w3.org/2000/09/xmldsig#" Id="ID_00330039009100700078001c00440015009e00ad00de0087002c007300690091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16008000d50075008b00ed004f00e100b5008b006500f0006400eb00320062">
        <DigestMethod Algorithm="http://www.w3.org/2000/09/xmldsig#sha1"/>
        <DigestValue>Efcb+338ZgN/3wFeBKq5K4/+lgM=</DigestValue>
      </Reference>
    </SignedInfo>
    <SignatureValue>IedCXMjCSi7JcrmX5y2v4KSEC36sDB3Y+7jesZ2ENR6726FB9FiZ/hMx/3zG4rSo
r03Spefah+TNrEQskNg73/gwroNyWKQKtHVygO2hKS3dbkn3qDC0wAkdf2nhIKA/
mR4B7EvSR3TukZ1Mc3nXrEeIhruiqn75BwQEe6mvuCI=</SignatureValue>
    <KeyInfo>
      <X509Data>
        <X509IssuerSerial>
          <X509IssuerName>CN=Root 11, OU=Development, O=OpenOffice.org, ST=Hamburg, C=DE</X509IssuerName>
          <X509SerialNumber>4106</X509SerialNumber>
        </X509IssuerSerial>
        <X509Certificate>MIIC0jCCAjugAwIBAgICEAowDQYJKoZIhvcNAQEFBQAwYDELMAkGA1UEBhMCREUx
EDAOBgNVBAgTB0hhbWJ1cmcxFzAVBgNVBAoTDk9wZW5PZmZpY2Uub3JnMRQwEgYD
VQQLEwtEZXZlbG9wbWVudDEQMA4GA1UEAxMHUm9vdCAxMTAeFw0xMDAxMTgxNjE4
NTdaFw0zNTAxMTIxNjE4NTdaMIGDMQswCQYDVQQGEwJERTEQMA4GA1UECBMHSGFt
YnVyZzEXMBUGA1UEChMOT3Blbk9mZmljZS5vcmcxFDASBgNVBAsTC0RldmVsb3Bt
ZW50MTMwMQYDVQQDHioAZABvAHUAYgBsAGUAIAAiACIAbQBpAGQAZABsAGUAIABx
AHUAbwB0AGUwgZ8wDQYJKoZIhvcNAQEBBQADgY0AMIGJAoGBAOU/1OHWJirJQB00
PB7o9FRna2ylt/4Eu8sOwC0mYcGBgJ3aG/3TenpXeMX25kutLaKNSbOsGMocJWdE
fI61q+z3qNq3N+13drKPuxWy40VfsiqqJ7fxvDePt7TF/0X9ZwQlRywap2Mel/as
1znP7yRjoYebNpeS+tlNqfrdyft1AgMBAAGjdzB1MAsGA1UdDwQEAwIF4DAdBgNV
HQ4EFgQUYvFD47F7mA1ppI/PMvdt5ojWI5AwHwYDVR0jBBgwFoAU6Gq7wpDqbHAi
Pvb2SBsD5r63plUwJgYDVR0RBB8wHaQbMBkxFzAVBgNVBAMTDlVzZXIgOSBSb290
IDExMA0GCSqGSIb3DQEBBQUAA4GBAKtGiBPoAmNO8qBaSH41pML4VTPL70VVMIGh
nsLHQ80ZIx/fP4u4fmlemAaxR93lBeI6Gc+v4917deVTsLxOWEC/O9Kcf56xZvg/
WMRfq74fA/uJR6Qlih4Q4CAzcAcTkjLhv5Jq1YkDLK3hhYyzHe4MNXAvquXgd5ew
m6MNIm/c</X509Certificate>
      </X509Data>
    </KeyInfo>
    <Object>
      <SignatureProperties>
        <SignatureProperty Id="ID_0016008000d50075008b00ed004f00e100b5008b006500f0006400eb00320062" Target="#ID_00330039009100700078001c00440015009e00ad00de0087002c007300690091">
          <dc:date xmlns:dc="http://purl.org/dc/elements/1.1/">2010-01-19T11:38:13,82</dc:date>
        </SignatureProperty>
      </SignatureProperties>
    </Object>
  </Signature>
  <Signature xmlns="http://www.w3.org/2000/09/xmldsig#" Id="ID_00f1006b001400ae007800690047006a00a900c900490015009a00650025003a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2500b200eb008100a600eb0046008000b500050035001b003000b900e6001d">
        <DigestMethod Algorithm="http://www.w3.org/2000/09/xmldsig#sha1"/>
        <DigestValue>d6FOsGMOhaHE+uS3vf4j/KEg6XI=</DigestValue>
      </Reference>
    </SignedInfo>
    <SignatureValue>GfKVdNqY7+46aNA3feItBNm2cc0+Hv6SV2rJsPrH9EQmSkVIX5r8c59VAa4wc/K+
oQG0c3efDgg5q7Gko3dUvCXEmbBzlwD3v97wM+NiW9DazY45nWxXFIMeXrkBlTnv
SbuiA4gcmXAFFWT7oiOSb4Bs2Vhe+al9J9lATXDX1Nw=</SignatureValue>
    <KeyInfo>
      <X509Data>
        <X509IssuerSerial>
          <X509IssuerName>CN=Root 11, OU=Development, O=OpenOffice.org, ST=Hamburg, C=DE</X509IssuerName>
          <X509SerialNumber>4107</X509SerialNumber>
        </X509IssuerSerial>
        <X509Certificate>MIIC3zCCAkigAwIBAgICEAswDQYJKoZIhvcNAQEFBQAwYDELMAkGA1UEBhMCREUx
EDAOBgNVBAgTB0hhbWJ1cmcxFzAVBgNVBAoTDk9wZW5PZmZpY2Uub3JnMRQwEgYD
VQQLEwtEZXZlbG9wbWVudDEQMA4GA1UEAxMHUm9vdCAxMTAeFw0xMDAxMTkwOTAy
MzdaFw0zNTAxMTMwOTAyMzdaMIGPMQswCQYDVQQGEwJERTEQMA4GA1UECBMHSGFt
YnVyZzEXMBUGA1UEChMOT3Blbk9mZmljZS5vcmcxFDASBgNVBAsTC0RldmVsb3Bt
ZW50MT8wPQYDVQQDHjYAcABhAHIAdABpAGEAbABsAHkAIAAiAGUAbgBjAGwAbwBz
AGkAbgBnACAAcQB1AG8AdABlACIwgZ8wDQYJKoZIhvcNAQEBBQADgY0AMIGJAoGB
AK6fjriIju1Tqios7fFsmUefq4tOjtguwngsVPkpFCe5ajwzPwZRunYVChZg2/Lw
269bOL4YQrQxArpvGQBXvtDzfGs0Nuh8RXcN9dB8DiNkfFkCXFQVcYK+mD/JLfCe
1fAyAkRhWy9xFhOasyso/9XYPQCc6+y3BOK2FUJF5e8/AgMBAAGjeDB2MAsGA1Ud
DwQEAwIF4DAdBgNVHQ4EFgQUjCy2i4JD3EHsrNR16NrYP6mg9TEwHwYDVR0jBBgw
FoAU6Gq7wpDqbHAiPvb2SBsD5r63plUwJwYDVR0RBCAwHqQcMBoxGDAWBgNVBAMT
D1VzZXIgMTAgUm9vdCAxMTANBgkqhkiG9w0BAQUFAAOBgQBIplFGW0Slvhjtj9TG
0jyGj+fl9KJdUaoAm7zYsdP0JKChDYAufmIm7oxLvXkMOb1ur9uStgOxsEmVp1ko
VDAz/H4vD6LOkCcpudg/mTbpgZ/1+sv58gW1SGBNUE0eukX98ZmEpnkLa3brc51c
Rye+DSMLl8ydWoD6m/9m5zdgpA==</X509Certificate>
      </X509Data>
    </KeyInfo>
    <Object>
      <SignatureProperties>
        <SignatureProperty Id="ID_002500b200eb008100a600eb0046008000b500050035001b003000b900e6001d" Target="#ID_00f1006b001400ae007800690047006a00a900c900490015009a00650025003a">
          <dc:date xmlns:dc="http://purl.org/dc/elements/1.1/">2010-01-19T11:38:21,34</dc:date>
        </SignatureProperty>
      </SignatureProperties>
    </Object>
  </Signature>
  <Signature xmlns="http://www.w3.org/2000/09/xmldsig#" Id="ID_006500ce003e007a0079001a004e0000009500a200f60061001c002000260049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ae0003005e0055007d00ba00480084009a0063002c008900ff00e700800027">
        <DigestMethod Algorithm="http://www.w3.org/2000/09/xmldsig#sha1"/>
        <DigestValue>FO6EKJp9d/7maMF8A0UAnJlA4Vk=</DigestValue>
      </Reference>
    </SignedInfo>
    <SignatureValue>HttBYZ1hJVuLnaeFizUcspvQFERiyB3LQxDowQp498x061DDfXXjj8YWz8pVPDrF
sHFq+hg/jnSduJwJLa6dI62xZ9GGthioWOqT7snwLjXckkqYtu1ofKAI1u1scyyJ
WjM925DPhqquz0fwB/mrojMzdEPe2ODGUzCdxJ3dDF8=</SignatureValue>
    <KeyInfo>
      <X509Data>
        <X509IssuerSerial>
          <X509IssuerName>CN=Root 11, OU=Development, O=OpenOffice.org, ST=Hamburg, C=DE</X509IssuerName>
          <X509SerialNumber>4108</X509SerialNumber>
        </X509IssuerSerial>
        <X509Certificate>MIIC2TCCAkKgAwIBAgICEAwwDQYJKoZIhvcNAQEFBQAwYDELMAkGA1UEBhMCREUx
EDAOBgNVBAgTB0hhbWJ1cmcxFzAVBgNVBAoTDk9wZW5PZmZpY2Uub3JnMRQwEgYD
VQQLEwtEZXZlbG9wbWVudDEQMA4GA1UEAxMHUm9vdCAxMTAeFw0xMDAxMTkwOTQ4
NTJaFw0zNTAxMTMwOTQ4NTJaMIGJMQswCQYDVQQGEwJERTEQMA4GA1UECBMHSGFt
YnVyZzEXMBUGA1UEChMOT3Blbk9mZmljZS5vcmcxFDASBgNVBAsTC0RldmVsb3Bt
ZW50MTkwNwYDVQQDHjAAIgBVAHMAZQByACAAMQAxACwAIABzAHQAYQByAHQAaQBu
AGcAIABxAHUAbwB0AGUwgZ8wDQYJKoZIhvcNAQEBBQADgY0AMIGJAoGBAOKLqZQG
sMvnG6P9fHDRZuYtqsfsLuMIwzk/SEf9CWctFheHwONNwcxrP8R7dNVxcNZ0iqIX
/Tl4+MezQlSs9wfXb1XaAxUR4MLYldKHw5w9lJadAYFdYUOqTJLVaKpsc4hSe+6b
dmUNKq49g3FBRIsjfab5PIFWbJtSlofIlxiNAgMBAAGjeDB2MAsGA1UdDwQEAwIF
4DAdBgNVHQ4EFgQUSIm+PKrJWjhryvrIsrv34URLewgwHwYDVR0jBBgwFoAU6Gq7
wpDqbHAiPvb2SBsD5r63plUwJwYDVR0RBCAwHqQcMBoxGDAWBgNVBAMTD1VzZXIg
MTEgUm9vdCAxMTANBgkqhkiG9w0BAQUFAAOBgQAjyVv1n1n/lwt5NS0y27dLsckr
Hs+Ie7RO8O0To2SFj9Zwte0qV5KgtBSWSHqqpBlZ39mpD4aj5ey1Z+/D7iPdwz4k
hmwJA1mrk9bHCkzvxUq+1v8PLoGOGNVEIToOhgSqhoo4HtYHddAIvu8pfdL8hY0M
073qR75Au/ovKfzG2A==</X509Certificate>
      </X509Data>
    </KeyInfo>
    <Object>
      <SignatureProperties>
        <SignatureProperty Id="ID_00ae0003005e0055007d00ba00480084009a0063002c008900ff00e700800027" Target="#ID_006500ce003e007a0079001a004e0000009500a200f60061001c002000260049">
          <dc:date xmlns:dc="http://purl.org/dc/elements/1.1/">2010-01-19T11:38:28,37</dc:date>
        </SignatureProperty>
      </SignatureProperties>
    </Object>
  </Signature>
  <Signature xmlns="http://www.w3.org/2000/09/xmldsig#" Id="ID_00730026000400e9001d0002004f00f80088008500e200fd00c400a800a10050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1c003400b5003400d4000c004e006d00830031007b00f200fb008d00cb0086">
        <DigestMethod Algorithm="http://www.w3.org/2000/09/xmldsig#sha1"/>
        <DigestValue>gWcp4EBDceSAdorzg93Q2uLpC9k=</DigestValue>
      </Reference>
    </SignedInfo>
    <SignatureValue>gTwUmLJWMhorpu4l9byzFppL2QaRvWW34dwyc3QwfkisoGjghOdCbrESFy6cKA34
XTJr6ijbJSnCiygAM+pVP8b/HfZKRMg90DpqnnoqCVvfitxeWrTis9hHhTmpuM7o
OFqrr7dn5VyCrv5yTv3Tf51VIoq/g3w0PCSspKp4P+o=</SignatureValue>
    <KeyInfo>
      <X509Data>
        <X509IssuerSerial>
          <X509IssuerName>CN=Root 11, OU=Development, O=OpenOffice.org, ST=Hamburg, C=DE</X509IssuerName>
          <X509SerialNumber>4109</X509SerialNumber>
        </X509IssuerSerial>
        <X509Certificate>MIIC1TCCAj6gAwIBAgICEA0wDQYJKoZIhvcNAQEFBQAwYDELMAkGA1UEBhMCREUx
EDAOBgNVBAgTB0hhbWJ1cmcxFzAVBgNVBAoTDk9wZW5PZmZpY2Uub3JnMRQwEgYD
VQQLEwtEZXZlbG9wbWVudDEQMA4GA1UEAxMHUm9vdCAxMTAeFw0xMDAxMTkwOTUx
MTBaFw0zNTAxMTMwOTUxMTBaMIGFMQswCQYDVQQGEwJERTEQMA4GA1UECBMHSGFt
YnVyZzEXMBUGA1UEChMOT3Blbk9mZmljZS5vcmcxFDASBgNVBAsTC0RldmVsb3Bt
ZW50MTUwMwYDVQQDHiwAVQBzAGUAcgAgADEAMgAsACAAZQBuAGQAaQBuAGcAIABx
AHUAbwB0AGUAIjCBnzANBgkqhkiG9w0BAQEFAAOBjQAwgYkCgYEAv0+Ta2uGdjAx
Ow7rt6a5oz6E6tUxUFrf9D9nEVqlKCNYN2elXHJt8vyAgVV4hijpYMIK0Bc8Oumo
AXFkuCf0QuDXafVO7xQHaf3ee6/IpAycVgCLdmfRuqnnQGN32kTTiVynWurV85sV
Q/MILbyKv0pbVwHwx5f+sJOyG3mgTq0CAwEAAaN4MHYwCwYDVR0PBAQDAgXgMB0G
A1UdDgQWBBQKoqYJiCNWgp5gi3kjYcq/1PftqTAfBgNVHSMEGDAWgBToarvCkOps
cCI+9vZIGwPmvremVTAnBgNVHREEIDAepBwwGjEYMBYGA1UEAxMPVXNlciAxMiBS
b290IDExMA0GCSqGSIb3DQEBBQUAA4GBAGQ+tqZeDW+z5/bHH0pIlkz+EzxKe+dG
UVZFZgLkeRp/FaTpW/dMaM/PsHviulc3I8bNunWF6OvVyqJtmnWES3tHOFi8CkvM
LCoN636sNm8LpSa30wsP58wm27sBSFs4SfU+LXXA1hGtPqC2io5/TRAse9cDDd7a
a+AHBpBzH93x</X509Certificate>
      </X509Data>
    </KeyInfo>
    <Object>
      <SignatureProperties>
        <SignatureProperty Id="ID_001c003400b5003400d4000c004e006d00830031007b00f200fb008d00cb0086" Target="#ID_00730026000400e9001d0002004f00f80088008500e200fd00c400a800a10050">
          <dc:date xmlns:dc="http://purl.org/dc/elements/1.1/">2010-01-19T11:38:33,56</dc:date>
        </SignatureProperty>
      </SignatureProperties>
    </Object>
  </Signature>
  <Signature xmlns="http://www.w3.org/2000/09/xmldsig#" Id="ID_008000f40052006200f200500045001900af00fd00f70004005d0025009500db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7300e000ef00e500f700150046007400b5002a003b004d00560028003d00bb">
        <DigestMethod Algorithm="http://www.w3.org/2000/09/xmldsig#sha1"/>
        <DigestValue>fhiis0xfBe0buZKNGX5L+jQSGa4=</DigestValue>
      </Reference>
    </SignedInfo>
    <SignatureValue>M/4Dqx9jNuvCqXf3WctT08t9bgN1s2dENp/z5za4vGwQdesB652IOPREXDU4PaWh
zrczkpJ6Kj7dVEVfU66NiLKC0CP6uOT+K44LekE/Rf1hvgWGRJGGhzJF6nJywGCD
Jh1w9AVhUY7VDSm0JqK6ads72m0Pm+NHMaEcx8bOhIA=</SignatureValue>
    <KeyInfo>
      <X509Data>
        <X509IssuerSerial>
          <X509IssuerName>CN=Root 11, OU=Development, O=OpenOffice.org, ST=Hamburg, C=DE</X509IssuerName>
          <X509SerialNumber>4110</X509SerialNumber>
        </X509IssuerSerial>
        <X509Certificate>MIIC3zCCAkigAwIBAgICEA4wDQYJKoZIhvcNAQEFBQAwYDELMAkGA1UEBhMCREUx
EDAOBgNVBAgTB0hhbWJ1cmcxFzAVBgNVBAoTDk9wZW5PZmZpY2Uub3JnMRQwEgYD
VQQLEwtEZXZlbG9wbWVudDEQMA4GA1UEAxMHUm9vdCAxMTAeFw0xMDAxMTkwOTUz
MDhaFw0zNTAxMTMwOTUzMDhaMIGPMQswCQYDVQQGEwJERTEQMA4GA1UECBMHSGFt
YnVyZzEXMBUGA1UEChMOT3Blbk9mZmljZS5vcmcxFDASBgNVBAsTC0RldmVsb3Bt
ZW50MT8wPQYDVQQDHjYAIgBVAHMAZQByACAAMQAzACwAIABlAG4AYwBsAG8AcwBp
AG4AZwAgAHEAdQBvAHQAZQBzACIwgZ8wDQYJKoZIhvcNAQEBBQADgY0AMIGJAoGB
AOCys3c0MiM8Rc4fX5pgxVmvL79zjr49iI2XT/6KALlxfwc6HmpbN4r/WI/xs+UL
nTVYV23a0RXNUn/iFSUW1NYecabz98VtAWT8INROavL5uSo2+K7mF6j5jny7deUk
Oa1MGMi7ByLN0aZSk38kX5DdD2QHcEJnOZsf6l67zd+rAgMBAAGjeDB2MAsGA1Ud
DwQEAwIF4DAdBgNVHQ4EFgQUdUnQH6Czosbyf88Wo0xL39ZMB50wHwYDVR0jBBgw
FoAU6Gq7wpDqbHAiPvb2SBsD5r63plUwJwYDVR0RBCAwHqQcMBoxGDAWBgNVBAMT
D1VzZXIgMTMgUm9vdCAxMTANBgkqhkiG9w0BAQUFAAOBgQBdYGAGqoot7iAq7vu1
mYzt2GcoMNgmp+Acbl3hTF7I+QLiLsQeWOmEvNd5TtXF6rp0qk4wnSuYyAv+f+v7
6SRf+Bcnqc58/0uIFT4lGHFzv7a/xVFrHdsyHa4Av+2lZZkWQ43SbSdT/GWakZR7
RMhYofErlYYLLS2UEG9evvh7jg==</X509Certificate>
      </X509Data>
    </KeyInfo>
    <Object>
      <SignatureProperties>
        <SignatureProperty Id="ID_007300e000ef00e500f700150046007400b5002a003b004d00560028003d00bb" Target="#ID_008000f40052006200f200500045001900af00fd00f70004005d0025009500db">
          <dc:date xmlns:dc="http://purl.org/dc/elements/1.1/">2010-01-19T11:38:43,24</dc:date>
        </SignatureProperty>
      </SignatureProperties>
    </Object>
  </Signature>
  <Signature xmlns="http://www.w3.org/2000/09/xmldsig#" Id="ID_000100360023006200f500030049002c00be00bc0049004c0098005000500022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50003f007b004200be001e004d0021008300e700e100c400b40077009c00d3">
        <DigestMethod Algorithm="http://www.w3.org/2000/09/xmldsig#sha1"/>
        <DigestValue>0PsVeJyCp6mn8s6MotYj86xh6tI=</DigestValue>
      </Reference>
    </SignedInfo>
    <SignatureValue>ROV+g9S9RdLKv//0mWDJ3+VV2tgdFkMTm3rq6DU+uJzRk8/3/UMgXkz91JnG2VVI
FGJB0e/T/LD1DBxDYJ3i3aoC08uw1K78ybvNh7ID629YT1yLCh+PW20QcxylmAwh
W0+EFJacqCyyKcxztLaEkKX4LXKE+Jd8IrxLpOUmqow=</SignatureValue>
    <KeyInfo>
      <X509Data>
        <X509IssuerSerial>
          <X509IssuerName>CN=Root 11, OU=Development, O=OpenOffice.org, ST=Hamburg, C=DE</X509IssuerName>
          <X509SerialNumber>4129</X509SerialNumber>
        </X509IssuerSerial>
        <X509Certificate>MIIC1TCCAj6gAwIBAgICECEwDQYJKoZIhvcNAQEFBQAwYDELMAkGA1UEBhMCREUx
EDAOBgNVBAgTB0hhbWJ1cmcxFzAVBgNVBAoTDk9wZW5PZmZpY2Uub3JnMRQwEgYD
VQQLEwtEZXZlbG9wbWVudDEQMA4GA1UEAxMHUm9vdCAxMTAeFw0xMDAxMTkxMDQw
NTlaFw0zNTAxMTMxMDQwNTlaMIGFMQswCQYDVQQGEwJERTEQMA4GA1UECBMHSGFt
YnVyZzEXMBUGA1UEChMOT3Blbk9mZmljZS5vcmcxFDASBgNVBAsTC0RldmVsb3Bt
ZW50MTUwMwYDVQQDHiwAVQBzAGUAcgAgADEANAAgACIALABtAGkAZABkAGwAZQAg
AHEAdQBvAHQAZTCBnzANBgkqhkiG9w0BAQEFAAOBjQAwgYkCgYEA2nowDWPadAXv
PtL0KxtQ42RnmH0vg+d3e7hym8ieZd7MKnt2wggFes6IPu21dYk20kq7O2asVysV
mcnUdMr16/+At59rSC87p1HEEq+Wyqy56iP9k/d9W9GrfCQe/kjcM95F1oyGWrlW
POSp8YzXQQHaBCp9BsNbpMxfbO98Tu8CAwEAAaN4MHYwCwYDVR0PBAQDAgXgMB0G
A1UdDgQWBBRJ4q4S1+/DtQJl3c+yYuYl7T0QnDAfBgNVHSMEGDAWgBToarvCkOps
cCI+9vZIGwPmvremVTAnBgNVHREEIDAepBwwGjEYMBYGA1UEAxMPVXNlciAxNCBS
b290IDExMA0GCSqGSIb3DQEBBQUAA4GBAIvK0pPL0cypZ6O+dc/KzSJ4zHz58SyU
LGC9DxgWJv7eDRlah940jB/riTd0Y9TZzVk1BiSlb/LGafS1N22ui9NdXkOPNn34
DDA/dD3ihYl1WDYP33IXRyLG/Ufj1nPRQInomrpTFFw63qmFqI+wJ4FNh++7a7+M
inGblB0w1RLt</X509Certificate>
      </X509Data>
    </KeyInfo>
    <Object>
      <SignatureProperties>
        <SignatureProperty Id="ID_0050003f007b004200be001e004d0021008300e700e100c400b40077009c00d3" Target="#ID_000100360023006200f500030049002c00be00bc0049004c0098005000500022">
          <dc:date xmlns:dc="http://purl.org/dc/elements/1.1/">2010-01-19T11:42:30,74</dc:date>
        </SignatureProperty>
      </SignatureProperties>
    </Object>
  </Signature>
  <Signature xmlns="http://www.w3.org/2000/09/xmldsig#" Id="ID_0060002a009b00c400bd00630044001d00b500630012002b002000df00be0091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970040003f00c5005e005a0048005900880077006d00310018004a00ec001a">
        <DigestMethod Algorithm="http://www.w3.org/2000/09/xmldsig#sha1"/>
        <DigestValue>HZmW7fawiMHVanE/ULztKCBtgLg=</DigestValue>
      </Reference>
    </SignedInfo>
    <SignatureValue>OIdPhB6BG3QbckuF1mF+sHwdYoZb+81jLkEYtaZhO4C9WMv04QeKTniBSWaJFEMR
jHdxSDl5tP2CamEoH81gsP2INLwCkro8PTrB/MBz90G/5AwDkvHgrMBQWfP3nhVJ
cI7JdgLNoT/hnsOFgBrZRlq9YozL20klpDBHdycGxR4=</SignatureValue>
    <KeyInfo>
      <X509Data>
        <X509IssuerSerial>
          <X509IssuerName>CN=Root 11, OU=Development, O=OpenOffice.org, ST=Hamburg, C=DE</X509IssuerName>
          <X509SerialNumber>4112</X509SerialNumber>
        </X509IssuerSerial>
        <X509Certificate>MIICzDCCAjWgAwIBAgICEBAwDQYJKoZIhvcNAQEFBQAwYDELMAkGA1UEBhMCREUx
EDAOBgNVBAgTB0hhbWJ1cmcxFzAVBgNVBAoTDk9wZW5PZmZpY2Uub3JnMRQwEgYD
VQQLEwtEZXZlbG9wbWVudDEQMA4GA1UEAxMHUm9vdCAxMTAeFw0xMDAxMTkwOTU3
NTJaFw0zNTAxMTMwOTU3NTJaMH0xCzAJBgNVBAYTAkRFMRAwDgYDVQQIEwdIYW1i
dXJnMRcwFQYDVQQKEw5PcGVuT2ZmaWNlLm9yZzEUMBIGA1UECxMLRGV2ZWxvcG1l
bnQxLTArBgNVBAMeJABcAGUAbgBjAGwAbwBzAGkAbgBnACAAcQB1AG8AdABlAHMA
XDCBnzANBgkqhkiG9w0BAQEFAAOBjQAwgYkCgYEAocwAKwcr56yAKctAN+Mfo8UT
hhZja8y4wapU/VcP3kxpL+Vf8Km7JXRI7jZ3awi1lakAqhUxntj2JVN4nbwrj3oZ
MhKME2B9dh5OseRRx0PA5u7ZYd+FkKCVPKKBgz0i9o1C7mn6XK4ctVIC++ymEi+7
+2yoYZUIbNLlHpBhpicCAwEAAaN4MHYwCwYDVR0PBAQDAgXgMB0GA1UdDgQWBBQv
yfaU5h6RE851oRf9HZN+Rc5NZzAfBgNVHSMEGDAWgBToarvCkOpscCI+9vZIGwPm
vremVTAnBgNVHREEIDAepBwwGjEYMBYGA1UEAxMPVXNlciAxNSBSb290IDExMA0G
CSqGSIb3DQEBBQUAA4GBABnQ3EzIWfB6FPJRVOWeWrMnC9c2D3Q4ByZlGrWUGh+y
tz3usZAFg0FqmF8ltMtcSRIkNdaXz1AuChdBC3XpaqT7u8LMwZRkA4HEJdI/Po/R
KUTbqTx/DCxtSDjLj1aCnNPz8yAfRRmO6pGcwSXPIB27cH65oMU0eJNfK9n91d6t</X509Certificate>
      </X509Data>
    </KeyInfo>
    <Object>
      <SignatureProperties>
        <SignatureProperty Id="ID_00970040003f00c5005e005a0048005900880077006d00310018004a00ec001a" Target="#ID_0060002a009b00c400bd00630044001d00b500630012002b002000df00be0091">
          <dc:date xmlns:dc="http://purl.org/dc/elements/1.1/">2010-01-19T11:42:38,81</dc:date>
        </SignatureProperty>
      </SignatureProperties>
    </Object>
  </Signature>
  <Signature xmlns="http://www.w3.org/2000/09/xmldsig#" Id="ID_00c400010006005a004a00c00047004e00b5009a008d0017009100f600fb0048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3c006e003b007b001600d7004500d400a200f2006d008f009d004a00ba00fd">
        <DigestMethod Algorithm="http://www.w3.org/2000/09/xmldsig#sha1"/>
        <DigestValue>JmOopzR0+o/kJA3uAlJEl/TVsS8=</DigestValue>
      </Reference>
    </SignedInfo>
    <SignatureValue>DvKerDT6E4sz/XcbhQ2VTE2PNYvYuy25MVWaNTZkyk71FfBRf7pqUXh7G8CEgM+1
tkmInzuNSV/b2R4qB/aMSViomwlXpPj6H92MoI1XgpiQFTAtY2NnAo9o3mz4k90q
8cYAEJDJCWtFOzknnAdkmQi3cAXPP5y2EmikMOPjUFI=</SignatureValue>
    <KeyInfo>
      <X509Data>
        <X509IssuerSerial>
          <X509IssuerName>CN=Root 11, OU=Development, O=OpenOffice.org, ST=Hamburg, C=DE</X509IssuerName>
          <X509SerialNumber>4113</X509SerialNumber>
        </X509IssuerSerial>
        <X509Certificate>MIIC3zCCAkigAwIBAgICEBEwDQYJKoZIhvcNAQEFBQAwYDELMAkGA1UEBhMCREUx
EDAOBgNVBAgTB0hhbWJ1cmcxFzAVBgNVBAoTDk9wZW5PZmZpY2Uub3JnMRQwEgYD
VQQLEwtEZXZlbG9wbWVudDEQMA4GA1UEAxMHUm9vdCAxMTAeFw0xMDAxMTkwOTU5
MjJaFw0zNTAxMTMwOTU5MjJaMIGPMQswCQYDVQQGEwJERTEQMA4GA1UECBMHSGFt
YnVyZzEXMBUGA1UEChMOT3Blbk9mZmljZS5vcmcxFDASBgNVBAsTC0RldmVsb3Bt
ZW50MT8wPQYDVQQDHjYAXABcAGQAbwB1AGIAbABlACAAZQBuAGMAbABvAHMAaQBu
AGcAIABxAHUAbwB0AGUAcwBcAFwwgZ8wDQYJKoZIhvcNAQEBBQADgY0AMIGJAoGB
AKTjZBCfCuQ1u+Ph8CiGivJu0/hErFh79d0ccRe/PhQpVfBcye02wH/nzHyjxJoT
T31ssx6rJLoa/0iWZ6XK5XUwJHA6lNKS2ykraR8dpNo3kVcDedcKx6kJFKhwYLWj
Yk+4vwoiCpyDOk0aRwaX8Uo4eJVFEJ5EkPtuE7o6G7dLAgMBAAGjeDB2MAsGA1Ud
DwQEAwIF4DAdBgNVHQ4EFgQUpTL95w2Qghc04a0qSF14JyvJKrgwHwYDVR0jBBgw
FoAU6Gq7wpDqbHAiPvb2SBsD5r63plUwJwYDVR0RBCAwHqQcMBoxGDAWBgNVBAMT
D1VzZXIgMTYgUm9vdCAxMTANBgkqhkiG9w0BAQUFAAOBgQCW7kb8QU9VDbxGJ1o8
CXwXbOOeOoXrO+L3pau1rqpEgde3KTm4IEAeNtqoA4s6lsMuus2Bua+gpZWwO1XB
hZ09wtB7pNAOFnwmuoXllvD5zCjE7YPobzCoInp+O5nWsj2ikB7Jm3AKrwTZfEZS
4lrTV9YYqelV7gDoEKGE7corvw==</X509Certificate>
      </X509Data>
    </KeyInfo>
    <Object>
      <SignatureProperties>
        <SignatureProperty Id="ID_003c006e003b007b001600d7004500d400a200f2006d008f009d004a00ba00fd" Target="#ID_00c400010006005a004a00c00047004e00b5009a008d0017009100f600fb0048">
          <dc:date xmlns:dc="http://purl.org/dc/elements/1.1/">2010-01-19T11:42:46,81</dc:date>
        </SignatureProperty>
      </SignatureProperties>
    </Object>
  </Signature>
  <Signature xmlns="http://www.w3.org/2000/09/xmldsig#" Id="ID_002d007d004600d900850057004400f200b200fe007300af001c0080009a000b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9c00f8008600da0065008e004200b500b900c3008c007400fe00c90082006e">
        <DigestMethod Algorithm="http://www.w3.org/2000/09/xmldsig#sha1"/>
        <DigestValue>DgKGUi2bvgzZ53+5R8A4suMgPsE=</DigestValue>
      </Reference>
    </SignedInfo>
    <SignatureValue>Zrk508tcHFnqR10JkBhCPYtDgiXTX+P7yGqXuzAnNKzVN2UBd5mRSgbK/8VzCBUC
4n7uGXIgkYd8n+js7AQv2u705nGyIArAwF0ZxJVRevBbKPDbQQ67Ho9mBQhvfTGP
U+8nk2Y+4dICuVk1k9q2E6GbDlG4Zb+4ke/7HO6NdyA=</SignatureValue>
    <KeyInfo>
      <X509Data>
        <X509IssuerSerial>
          <X509IssuerName>CN=Root 11, OU=Development, O=OpenOffice.org, ST=Hamburg, C=DE</X509IssuerName>
          <X509SerialNumber>4114</X509SerialNumber>
        </X509IssuerSerial>
        <X509Certificate>MIIC6TCCAlKgAwIBAgICEBIwDQYJKoZIhvcNAQEFBQAwYDELMAkGA1UEBhMCREUx
EDAOBgNVBAgTB0hhbWJ1cmcxFzAVBgNVBAoTDk9wZW5PZmZpY2Uub3JnMRQwEgYD
VQQLEwtEZXZlbG9wbWVudDEQMA4GA1UEAxMHUm9vdCAxMTAeFw0xMDAxMTkxMDAy
MDdaFw0zNTAxMTMxMDAyMDdaMIGZMQswCQYDVQQGEwJERTEQMA4GA1UECBMHSGFt
YnVyZzEXMBUGA1UEChMOT3Blbk9mZmljZS5vcmcxFDASBgNVBAsTC0RldmVsb3Bt
ZW50MUkwRwYDVQQDHkAAXABcAHQAdwBvACAAcwB0AGEAcgB0AGkAbgBnACAAbwBu
AGUAIABlAG4AZABpAG4AZwAgAHEAdQBvAHQAZQBcMIGfMA0GCSqGSIb3DQEBAQUA
A4GNADCBiQKBgQDpjDGQUo3vxmoQF303o+8ANBndpBr2zDewGcid9p/4PRXJz3Or
CkLyVFvMEvtkNVTJUDYYbLawz9YeMAsN+vMlmddJIN3MBNe7BwC5uYeMdeUopnSp
tJY2uBVihAx6ovMHnFyPeiI9uqQGafbO0jagYuGuZ6ojJKwdU6y/tjB09wIDAQAB
o3gwdjALBgNVHQ8EBAMCBeAwHQYDVR0OBBYEFMAoPrpEiJmggGeqPrbUEqc12qa7
MB8GA1UdIwQYMBaAFOhqu8KQ6mxwIj729kgbA+a+t6ZVMCcGA1UdEQQgMB6kHDAa
MRgwFgYDVQQDEw9Vc2VyIDE3IFJvb3QgMTEwDQYJKoZIhvcNAQEFBQADgYEABlv7
ZVU0yiwawi0qlxuhaPYMExgDRPkNN6GMsfe8t3SoqsHnNue54GR5dmOYex3YgIzZ
JmGo5weWYOmKJHjLnPM1FcnZDC5oaEic32tWP6pHNDaw7w7S4O6pqWonk2AnX0J2
nOCqdGy5qt7+hphaPXPFFTjI/wmO7doGdPtnklE=</X509Certificate>
      </X509Data>
    </KeyInfo>
    <Object>
      <SignatureProperties>
        <SignatureProperty Id="ID_009c00f8008600da0065008e004200b500b900c3008c007400fe00c90082006e" Target="#ID_002d007d004600d900850057004400f200b200fe007300af001c0080009a000b">
          <dc:date xmlns:dc="http://purl.org/dc/elements/1.1/">2010-01-19T11:42:59,17</dc:date>
        </SignatureProperty>
      </SignatureProperties>
    </Object>
  </Signature>
  <Signature xmlns="http://www.w3.org/2000/09/xmldsig#" Id="ID_00e4004600ab008800530023004d002a008b00f000b70044005e00be00a900df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110020003f000a00ce00ca004b000800bd007300f300f7006a00ab009700ff">
        <DigestMethod Algorithm="http://www.w3.org/2000/09/xmldsig#sha1"/>
        <DigestValue>Kit1sF6z6DrsXHPPvLJGjpHgJTk=</DigestValue>
      </Reference>
    </SignedInfo>
    <SignatureValue>EOXMlbK9UYQ/XNtP8ySG6IJZP39DZdBKJkxvytHOIdLFPfoTtmsAH4Fr58dYlHBw
A1axO01eU3rpFq5Hc7R3yjX/tN+e34vpNV7LJv4d783RUVUxQMs/76VP0rrj4ev0
UtY1XmTQRVVNhAFYgqLjfuyjD0cBEIMScLN1wbWcDKo=</SignatureValue>
    <KeyInfo>
      <X509Data>
        <X509IssuerSerial>
          <X509IssuerName>CN=Root 11, OU=Development, O=OpenOffice.org, ST=Hamburg, C=DE</X509IssuerName>
          <X509SerialNumber>4115</X509SerialNumber>
        </X509IssuerSerial>
        <X509Certificate>MIICxjCCAi+gAwIBAgICEBMwDQYJKoZIhvcNAQEFBQAwYDELMAkGA1UEBhMCREUx
EDAOBgNVBAgTB0hhbWJ1cmcxFzAVBgNVBAoTDk9wZW5PZmZpY2Uub3JnMRQwEgYD
VQQLEwtEZXZlbG9wbWVudDEQMA4GA1UEAxMHUm9vdCAxMTAeFw0xMDAxMTkxMDA0
MzZaFw0zNTAxMTMxMDA0MzZaMHcxCzAJBgNVBAYTAkRFMRAwDgYDVQQIEwdIYW1i
dXJnMRcwFQYDVQQKEw5PcGVuT2ZmaWNlLm9yZzEUMBIGA1UECxMLRGV2ZWxvcG1l
bnQxJzAlBgNVBAMeHgBcAHMAdABhAHIAdABpAG4AZwAgAHEAdQBvAHQAZTCBnzAN
BgkqhkiG9w0BAQEFAAOBjQAwgYkCgYEAu3OkTkWOgLFlttg7lsg7xC5AmCqpDS51
Kd/dKI/cZU4viyRV9FuVXtgpyDGqU0GmGyrMjWe22F9Wfb0OF4ibKLj8VP8OH9lZ
92+ZRnaGaYf3B1H2GnaRN0CW3loOwSB/tRt5wmMTUNzwNREsSjDgaI/cUUwrYbql
5q1yi8ThLXMCAwEAAaN4MHYwCwYDVR0PBAQDAgXgMB0GA1UdDgQWBBQxrlG9Nz7r
1ph9vd9FDJJOc1g1qjAfBgNVHSMEGDAWgBToarvCkOpscCI+9vZIGwPmvremVTAn
BgNVHREEIDAepBwwGjEYMBYGA1UEAxMPVXNlciAxOCBSb290IDExMA0GCSqGSIb3
DQEBBQUAA4GBAFE0JEt4iZVdQxU+YvxAoDSlboO17vCTroonl5xmVMmq9ZuWiEMl
drYNBjZsDghfFUXGzNFiGGv6za9TfHyXMBOnA6zbBCW7In1JcDBpn8gilDJAg9PR
nRwqZM+pQgzODLg9YzO74YVFp3mJrAwbtaTgHU2Z1mibwmeXnJ0sVxL+</X509Certificate>
      </X509Data>
    </KeyInfo>
    <Object>
      <SignatureProperties>
        <SignatureProperty Id="ID_00110020003f000a00ce00ca004b000800bd007300f300f7006a00ab009700ff" Target="#ID_00e4004600ab008800530023004d002a008b00f000b70044005e00be00a900df">
          <dc:date xmlns:dc="http://purl.org/dc/elements/1.1/">2010-01-19T11:43:06,93</dc:date>
        </SignatureProperty>
      </SignatureProperties>
    </Object>
  </Signature>
  <Signature xmlns="http://www.w3.org/2000/09/xmldsig#" Id="ID_004000dd002d0099004900ea004c00f200b000bc007d0052001700cf008a007e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ad009800d500d100e0008d0047005f00a70053005600bc005900e000b5006a">
        <DigestMethod Algorithm="http://www.w3.org/2000/09/xmldsig#sha1"/>
        <DigestValue>6jqlbhOgOIrEbr455gjoui26htg=</DigestValue>
      </Reference>
    </SignedInfo>
    <SignatureValue>m1zPlhTeoae5LDG9KKvI6KcXhuPKRh+wPbdUdIu/uMnCHSM64jMTHnKAB05pEboF
foIvKTCZy3RrMGNFJ1Qbz1/fPYboCnoioX1kIzn+DhBF7lqIftnWPfNYSggEOkFz
/9Xj4CJO60GRGqwh982RS/uB1lDm13X8byevek/dZYc=</SignatureValue>
    <KeyInfo>
      <X509Data>
        <X509IssuerSerial>
          <X509IssuerName>CN=Root 11, OU=Development, O=OpenOffice.org, ST=Hamburg, C=DE</X509IssuerName>
          <X509SerialNumber>4116</X509SerialNumber>
        </X509IssuerSerial>
        <X509Certificate>MIICwjCCAiugAwIBAgICEBQwDQYJKoZIhvcNAQEFBQAwYDELMAkGA1UEBhMCREUx
EDAOBgNVBAgTB0hhbWJ1cmcxFzAVBgNVBAoTDk9wZW5PZmZpY2Uub3JnMRQwEgYD
VQQLEwtEZXZlbG9wbWVudDEQMA4GA1UEAxMHUm9vdCAxMTAeFw0xMDAxMTkxMDA1
NTBaFw0zNTAxMTMxMDA1NTBaMHMxCzAJBgNVBAYTAkRFMRAwDgYDVQQIEwdIYW1i
dXJnMRcwFQYDVQQKEw5PcGVuT2ZmaWNlLm9yZzEUMBIGA1UECxMLRGV2ZWxvcG1l
bnQxIzAhBgNVBAMeGgBlAG4AZABpAG4AZwAgAHEAdQBvAHQAZQBcMIGfMA0GCSqG
SIb3DQEBAQUAA4GNADCBiQKBgQDKzJh3DBDdDoei2rbml5E2cVTeK/jeGLcj6+Xj
V67PC22GD2PwxE4qZkgzxOMLLPXm5eUP+OChvBEGoRkW7ER3ptt91ngpH1fxnTy0
Ois7lGRt486z+tgo4u12mpdBZHwNSLgdalbj+UyI6Ro8uK96E2cZWTZGeVJy6lGA
Zb7iDwIDAQABo3gwdjALBgNVHQ8EBAMCBeAwHQYDVR0OBBYEFNLYje451+oVIwB8
nUgcURf4gIbOMB8GA1UdIwQYMBaAFOhqu8KQ6mxwIj729kgbA+a+t6ZVMCcGA1Ud
EQQgMB6kHDAaMRgwFgYDVQQDEw9Vc2VyIDE5IFJvb3QgMTEwDQYJKoZIhvcNAQEF
BQADgYEAbgXESDJKYm+jjCOvR93Ux8GRF37NNnM5o3vJrtr24b2C1nIXeCCiJ631
0j8QZuDYuhAAw3Zb3jbLKpEliQgOKmqB0KdJcELzlKO/bGu5+v351B9vdSe5DdPS
/V0N3PU0KaI6LwSrSEFt1yv9QgKZPM+qa5hmF4M5Sm9HNq3bIm4=</X509Certificate>
      </X509Data>
    </KeyInfo>
    <Object>
      <SignatureProperties>
        <SignatureProperty Id="ID_00ad009800d500d100e0008d0047005f00a70053005600bc005900e000b5006a" Target="#ID_004000dd002d0099004900ea004c00f200b000bc007d0052001700cf008a007e">
          <dc:date xmlns:dc="http://purl.org/dc/elements/1.1/">2010-01-19T11:43:13,17</dc:date>
        </SignatureProperty>
      </SignatureProperties>
    </Object>
  </Signature>
  <Signature xmlns="http://www.w3.org/2000/09/xmldsig#" Id="ID_00d700bd00760082001e0047004400a200ba002f00ad00c0004900e1005c00b8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b300ab001a00af009400cd004f008c008800600096006a009000e8002000e7">
        <DigestMethod Algorithm="http://www.w3.org/2000/09/xmldsig#sha1"/>
        <DigestValue>tALy2th0HZDkz+lghlnA9jPClxk=</DigestValue>
      </Reference>
    </SignedInfo>
    <SignatureValue>jwoKROyAXbS71SeWm5EHum8sV3IQV6MM1xiynXX2SSAynpkYey2KwUZsM0TzxIOM
QoAaYli6hxBVpdugya9NaiW/A/Hs8PiqZVwHITcvIuhwGGy/EUioce7OupuuDaBk
cdJbXLKxozIuvff1KP+m5GuQvZngaWoEiga1y5jGJRQ=</SignatureValue>
    <KeyInfo>
      <X509Data>
        <X509IssuerSerial>
          <X509IssuerName>CN=Root 11, OU=Development, O=OpenOffice.org, ST=Hamburg, C=DE</X509IssuerName>
          <X509SerialNumber>4117</X509SerialNumber>
        </X509IssuerSerial>
        <X509Certificate>MIICwjCCAiugAwIBAgICEBUwDQYJKoZIhvcNAQEFBQAwYDELMAkGA1UEBhMCREUx
EDAOBgNVBAgTB0hhbWJ1cmcxFzAVBgNVBAoTDk9wZW5PZmZpY2Uub3JnMRQwEgYD
VQQLEwtEZXZlbG9wbWVudDEQMA4GA1UEAxMHUm9vdCAxMTAeFw0xMDAxMTkxMDA3
MDdaFw0zNTAxMTMxMDA3MDdaMHMxCzAJBgNVBAYTAkRFMRAwDgYDVQQIEwdIYW1i
dXJnMRcwFQYDVQQKEw5PcGVuT2ZmaWNlLm9yZzEUMBIGA1UECxMLRGV2ZWxvcG1l
bnQxIzAhBgNVBAMeGgBtAGkAZABkAGwAZQAgAFwAcQB1AG8AdABlMIGfMA0GCSqG
SIb3DQEBAQUAA4GNADCBiQKBgQDwfAf2E1LOE8+KX39fPNSTyKBDH+L8P2JjvrUX
4DKw0MKaNZ47KTC0E3gYroC6+/P8ga2qRxjr/NF23rbPVWVePhWTjpw5TqOuHcBJ
ItwlCTOVDbVifJYLBbYQru74GCSf1O2zTKlN8r5sZje5F8sU31K0qN5jDU94WBar
8j/2qQIDAQABo3gwdjALBgNVHQ8EBAMCBeAwHQYDVR0OBBYEFEHMPYg0ECETojQk
tk75Mzyz+la8MB8GA1UdIwQYMBaAFOhqu8KQ6mxwIj729kgbA+a+t6ZVMCcGA1Ud
EQQgMB6kHDAaMRgwFgYDVQQDEw9Vc2VyIDIwIFJvb3QgMTEwDQYJKoZIhvcNAQEF
BQADgYEApxfDkjcQ7poSZTKCVpOC+g5An64warFvhRh//5wwSbdWv6OG191dedF/
mpW2vR1DzCyqekDE3hcCInTsqc2Nk/ZsmH67amhwZtSgjxp6jp44NaqHauXbgGlR
UWhGTz3aF99vImB3lVXTEhsRwW/BlngAR2GvU8A3RGuSZ38UeYA=</X509Certificate>
      </X509Data>
    </KeyInfo>
    <Object>
      <SignatureProperties>
        <SignatureProperty Id="ID_00b300ab001a00af009400cd004f008c008800600096006a009000e8002000e7" Target="#ID_00d700bd00760082001e0047004400a200ba002f00ad00c0004900e1005c00b8">
          <dc:date xmlns:dc="http://purl.org/dc/elements/1.1/">2010-01-19T11:43:26,12</dc:date>
        </SignatureProperty>
      </SignatureProperties>
    </Object>
  </Signature>
  <Signature xmlns="http://www.w3.org/2000/09/xmldsig#" Id="ID_0096002b00f100ab000600fd004f008700b700d50028004900d2007600da0004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a70007008f009900aa00b000400070008b001400a70074000b00fe005900be">
        <DigestMethod Algorithm="http://www.w3.org/2000/09/xmldsig#sha1"/>
        <DigestValue>h/mKH7f3y4lsSuvwFCH0XLsipfo=</DigestValue>
      </Reference>
    </SignedInfo>
    <SignatureValue>uLDxW/0dMgMkTy4+aSBIXkcoMH4FwmljxIHwFeXg9pATBaQ4Lpm3JsQOdVgxeZnX
tJF/QOPvKagsrSfLxBItCQ/eT3qkIgNChNeWzoNkMNEDw/ADoNiIX6/qSliLs7sl
Uutk3KI3h+x990uAonqq3XxMe1oBRXJv5trxqQV5ruI=</SignatureValue>
    <KeyInfo>
      <X509Data>
        <X509IssuerSerial>
          <X509IssuerName>CN=Root 11, OU=Development, O=OpenOffice.org, ST=Hamburg, C=DE</X509IssuerName>
          <X509SerialNumber>4118</X509SerialNumber>
        </X509IssuerSerial>
        <X509Certificate>MIIC0zCCAjygAwIBAgICEBYwDQYJKoZIhvcNAQEFBQAwYDELMAkGA1UEBhMCREUx
EDAOBgNVBAgTB0hhbWJ1cmcxFzAVBgNVBAoTDk9wZW5PZmZpY2Uub3JnMRQwEgYD
VQQLEwtEZXZlbG9wbWVudDEQMA4GA1UEAxMHUm9vdCAxMTAeFw0xMDAxMTkxMDA5
NTBaFw0zNTAxMTMxMDA5NTBaMIGDMQswCQYDVQQGEwJERTEQMA4GA1UECBMHSGFt
YnVyZzEXMBUGA1UEChMOT3Blbk9mZmljZS5vcmcxFDASBgNVBAsTC0RldmVsb3Bt
ZW50MTMwMQYDVQQDHioAZABvAHUAYgBsAGUAIABcAFwAbQBpAGQAZABsAGUAIABx
AHUAbwB0AGUwgZ8wDQYJKoZIhvcNAQEBBQADgY0AMIGJAoGBAM0ik5qTGDQvUODM
I/RgvJZg1aX52kWaW6MK+3ElTL1ghBn1kyjBXbmNBQVNAYWqnlsInAH4MpD+73/r
y7OLssjRedZHo9jf8dBWBAS9QXL8mHUQ0pu1vFWh+hkBZ5MJSApn7E0SRzdvwlMO
yXow7B2dpeJk2JJN7eyyuxCWdihHAgMBAAGjeDB2MAsGA1UdDwQEAwIF4DAdBgNV
HQ4EFgQU3P+aK0lRHvunOpCUG+A+NIkTSO4wHwYDVR0jBBgwFoAU6Gq7wpDqbHAi
Pvb2SBsD5r63plUwJwYDVR0RBCAwHqQcMBoxGDAWBgNVBAMTD1VzZXIgMjEgUm9v
dCAxMTANBgkqhkiG9w0BAQUFAAOBgQAWqqa3DuPSun6bWfbMzl1NKvKVYEYk3ero
COZgnDOCjDSi2Dj7df4xeRB4fZNEOwCQg6QVUo06tJzAb5UsT9izO89pqzxBOkMb
CouwtKqLv2+W4mVKADpJvJqhzROxJJP2RM3TcZHaT911PWhca0kUiiO1tk+2QdCn
FnxnTLMKiA==</X509Certificate>
      </X509Data>
    </KeyInfo>
    <Object>
      <SignatureProperties>
        <SignatureProperty Id="ID_00a70007008f009900aa00b000400070008b001400a70074000b00fe005900be" Target="#ID_0096002b00f100ab000600fd004f008700b700d50028004900d2007600da0004">
          <dc:date xmlns:dc="http://purl.org/dc/elements/1.1/">2010-01-19T11:43:33,07</dc:date>
        </SignatureProperty>
      </SignatureProperties>
    </Object>
  </Signature>
  <Signature xmlns="http://www.w3.org/2000/09/xmldsig#" Id="ID_00a5003100410007004f0054004100ab00b800ef009e005a00f4006b00030046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b80071000f004800a10001004a0007009300f1002100d400f900c00014004c">
        <DigestMethod Algorithm="http://www.w3.org/2000/09/xmldsig#sha1"/>
        <DigestValue>PVvlpiB33brygslBAJpDfprqu8w=</DigestValue>
      </Reference>
    </SignedInfo>
    <SignatureValue>eymUqZ0psgTAb4xSMivtBa12zcdlB0taToITZHJWVMFT29+GSpfF/ydzWICVvfSS
fkicFtzBb1loL6xHhObz+9p+OkhbqrToSuMCgfk2QZoS1MwJJHaRu83TJ8KH5uFq
7RYRLNA6kr3/E9ZmJfbR1v0otfcXFryLF47XegCisHg=</SignatureValue>
    <KeyInfo>
      <X509Data>
        <X509IssuerSerial>
          <X509IssuerName>CN=Root 11, OU=Development, O=OpenOffice.org, ST=Hamburg, C=DE</X509IssuerName>
          <X509SerialNumber>4119</X509SerialNumber>
        </X509IssuerSerial>
        <X509Certificate>MIIC3zCCAkigAwIBAgICEBcwDQYJKoZIhvcNAQEFBQAwYDELMAkGA1UEBhMCREUx
EDAOBgNVBAgTB0hhbWJ1cmcxFzAVBgNVBAoTDk9wZW5PZmZpY2Uub3JnMRQwEgYD
VQQLEwtEZXZlbG9wbWVudDEQMA4GA1UEAxMHUm9vdCAxMTAeFw0xMDAxMTkxMDEx
NTNaFw0zNTAxMTMxMDExNTNaMIGPMQswCQYDVQQGEwJERTEQMA4GA1UECBMHSGFt
YnVyZzEXMBUGA1UEChMOT3Blbk9mZmljZS5vcmcxFDASBgNVBAsTC0RldmVsb3Bt
ZW50MT8wPQYDVQQDHjYAcABhAHIAdABpAGEAbABsAHkAIABcAGUAbgBjAGwAbwBz
AGkAbgBnACAAcQB1AG8AdABlAFwwgZ8wDQYJKoZIhvcNAQEBBQADgY0AMIGJAoGB
AOfJu4kRLyw5vNP12YbUjtcgEYF1MCV+KylwYYM4JNEPzAuIcSkGBaVT0gAvEgx9
QuZHM97M+HsqXdnLaSSROL8MGhLPHvlEwhzob+qri5JMk4xpYblXsx3QAz4TnTC9
srnZx5tNGEWwGRkVWEy9WqFZT/AfmSY7TnbGuyE8lLzZAgMBAAGjeDB2MAsGA1Ud
DwQEAwIF4DAdBgNVHQ4EFgQUQ+RwOeORgCrDvBr0o1FLmcUgk6YwHwYDVR0jBBgw
FoAU6Gq7wpDqbHAiPvb2SBsD5r63plUwJwYDVR0RBCAwHqQcMBoxGDAWBgNVBAMT
D1VzZXIgMjIgUm9vdCAxMTANBgkqhkiG9w0BAQUFAAOBgQAozozwv1bGpALf3R11
3M9ioJJYZJGMu5Y8UtVmbDF+HNmo5Rymn14mP2lxxtddAk+nQqWF+jgBQzZUdUxR
opldcgWam/xeg5ug7xGxpN2lUC/QFN0ED4uTfks+JARF0JhGSXSf17RoCdy2rDU/
Xfnud6Q1RnWkatbBU0/SDDg83w==</X509Certificate>
      </X509Data>
    </KeyInfo>
    <Object>
      <SignatureProperties>
        <SignatureProperty Id="ID_00b80071000f004800a10001004a0007009300f1002100d400f900c00014004c" Target="#ID_00a5003100410007004f0054004100ab00b800ef009e005a00f4006b00030046">
          <dc:date xmlns:dc="http://purl.org/dc/elements/1.1/">2010-01-19T11:43:52,28</dc:date>
        </SignatureProperty>
      </SignatureProperties>
    </Object>
  </Signature>
  <Signature xmlns="http://www.w3.org/2000/09/xmldsig#" Id="ID_002900bc0037003600a3003d0048000200b50050007f002f0072009a003d009f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9400f7008f002500ff00cd004600a300a4001e001900b400f3004e004b00df">
        <DigestMethod Algorithm="http://www.w3.org/2000/09/xmldsig#sha1"/>
        <DigestValue>rMrrNBy+r/C7HlWcuhnndqWHyN0=</DigestValue>
      </Reference>
    </SignedInfo>
    <SignatureValue>C8mDIJfUnxvoWlUXVtTbz5hGRZIRAZCpN8kxhln+/cdytH2HM0N/jjfP/Fc32+uD
e1n7wrzw7i8KpjIORNX1fBzsgzHtTjk5DKairMJdKEIoOMaltjdw+xZae7KVjdXS
s5Y+6WVpobVJFckIdxC4ZobHvUfaFc0C+xUK3QxIyxU=</SignatureValue>
    <KeyInfo>
      <X509Data>
        <X509IssuerSerial>
          <X509IssuerName>CN=Root 11, OU=Development, O=OpenOffice.org, ST=Hamburg, C=DE</X509IssuerName>
          <X509SerialNumber>4120</X509SerialNumber>
        </X509IssuerSerial>
        <X509Certificate>MIIC2TCCAkKgAwIBAgICEBgwDQYJKoZIhvcNAQEFBQAwYDELMAkGA1UEBhMCREUx
EDAOBgNVBAgTB0hhbWJ1cmcxFzAVBgNVBAoTDk9wZW5PZmZpY2Uub3JnMRQwEgYD
VQQLEwtEZXZlbG9wbWVudDEQMA4GA1UEAxMHUm9vdCAxMTAeFw0xMDAxMTkxMDEz
MzhaFw0zNTAxMTMxMDEzMzhaMIGJMQswCQYDVQQGEwJERTEQMA4GA1UECBMHSGFt
YnVyZzEXMBUGA1UEChMOT3Blbk9mZmljZS5vcmcxFDASBgNVBAsTC0RldmVsb3Bt
ZW50MTkwNwYDVQQDHjAAXABVAHMAZQByACAAMgAzACwAIABzAHQAYQByAHQAaQBu
AGcAIABxAHUAbwB0AGUwgZ8wDQYJKoZIhvcNAQEBBQADgY0AMIGJAoGBALnjZPgC
vphH3sb0IhRPIv4XjBR/uCdEUZ1aeTO00CEnsO35nz1U77o62IkqyqiP8/ana18K
WC2g4wU6JqYetomh4XER5xaTKWn4FKLj107lYEDXQMU31pV8TzX9qIJ/kDIdmeeK
uZOk8yMKpflWMXPY48vWDi8r7o61yutjghwLAgMBAAGjeDB2MAsGA1UdDwQEAwIF
4DAdBgNVHQ4EFgQUgKj3E+Po+KZglCHB/lRUiaxL30UwHwYDVR0jBBgwFoAU6Gq7
wpDqbHAiPvb2SBsD5r63plUwJwYDVR0RBCAwHqQcMBoxGDAWBgNVBAMTD1VzZXIg
MjMgUm9vdCAxMTANBgkqhkiG9w0BAQUFAAOBgQC+Mb1KVoBk8B7qd0rz4+zwrSfM
BQH60hJ8joVbN1ScT5YtHIHkIT1L2YYabCleiPKuBPFwhyW5mkrv3SH5FzPuoes4
+8RzcnAMZ1iWlYwsWkoxKFBSZGVcY2DeJN+g6Q3AttZMUada6N32/0nmb3+GOF3H
+etV8bKJO81B912osA==</X509Certificate>
      </X509Data>
    </KeyInfo>
    <Object>
      <SignatureProperties>
        <SignatureProperty Id="ID_009400f7008f002500ff00cd004600a300a4001e001900b400f3004e004b00df" Target="#ID_002900bc0037003600a3003d0048000200b50050007f002f0072009a003d009f">
          <dc:date xmlns:dc="http://purl.org/dc/elements/1.1/">2010-01-19T11:44:08,54</dc:date>
        </SignatureProperty>
      </SignatureProperties>
    </Object>
  </Signature>
  <Signature xmlns="http://www.w3.org/2000/09/xmldsig#" Id="ID_00f5002200fd00e30061007a0044009700b9005f00b7001f00500006000b002f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c800c60029000a00fb002b004c003900ad004d00cb00d600a80004001600a4">
        <DigestMethod Algorithm="http://www.w3.org/2000/09/xmldsig#sha1"/>
        <DigestValue>AO/XWCsiwdEskVJVc/venJuAb74=</DigestValue>
      </Reference>
    </SignedInfo>
    <SignatureValue>h7bRg2riQ78GnSE1zlGHE7WxQR7EEF7/+5tXHHAJsyH8L0uO/E0JuKOaUMsfD6lv
Nw9mh55wrfrNbBQYDcb3DaZ+6jVWDoPyapjIJ1CbTTCcKnOQv/P2vXDfzWypXxBI
jLHRTeokth+g+UWJPNKGumwM3gNN9af3qY8Sn1nSJpA=</SignatureValue>
    <KeyInfo>
      <X509Data>
        <X509IssuerSerial>
          <X509IssuerName>CN=Root 11, OU=Development, O=OpenOffice.org, ST=Hamburg, C=DE</X509IssuerName>
          <X509SerialNumber>4121</X509SerialNumber>
        </X509IssuerSerial>
        <X509Certificate>MIIC1TCCAj6gAwIBAgICEBkwDQYJKoZIhvcNAQEFBQAwYDELMAkGA1UEBhMCREUx
EDAOBgNVBAgTB0hhbWJ1cmcxFzAVBgNVBAoTDk9wZW5PZmZpY2Uub3JnMRQwEgYD
VQQLEwtEZXZlbG9wbWVudDEQMA4GA1UEAxMHUm9vdCAxMTAeFw0xMDAxMTkxMDE0
NTBaFw0zNTAxMTMxMDE0NTBaMIGFMQswCQYDVQQGEwJERTEQMA4GA1UECBMHSGFt
YnVyZzEXMBUGA1UEChMOT3Blbk9mZmljZS5vcmcxFDASBgNVBAsTC0RldmVsb3Bt
ZW50MTUwMwYDVQQDHiwAVQBzAGUAcgAgADIANAAsACAAZQBuAGQAaQBuAGcAIABx
AHUAbwB0AGUAXDCBnzANBgkqhkiG9w0BAQEFAAOBjQAwgYkCgYEAnM145xEdYdQM
xofJKEeEI2uGwzg3YlqaS1D8t/PZSxsg/wZCuyIzxSISLLvmyAhpDq/pIkWf7ywm
RtcbNttwWDK8Pdd9ZCdEVGyJEojXMT0/XJbLaZ+xqeCa3lC3rdgpv7w8IemieSFG
geqQ30QMbLv4R8jpedGNQBtd03Wb5AsCAwEAAaN4MHYwCwYDVR0PBAQDAgXgMB0G
A1UdDgQWBBSBFAk1f/Z6g2sZwiIkkubU71IcCzAfBgNVHSMEGDAWgBToarvCkOps
cCI+9vZIGwPmvremVTAnBgNVHREEIDAepBwwGjEYMBYGA1UEAxMPVXNlciAyNCBS
b290IDExMA0GCSqGSIb3DQEBBQUAA4GBAHxlC+LNygDoQA83cKGJVF0DBixgVtwv
twGsdVj2go+RY+KR0Rd7vWO5nE5Ghj6m9aZWrJAq9NigbAIVbtn2KviaxEi9zVSC
VcbVUnYJ4z0XjVxGFq6eVt+fwwUVb67QtXZnSC1aPFnaGxPDhF4qV42GmvGKXQFH
k0Rir2UD4d8Q</X509Certificate>
      </X509Data>
    </KeyInfo>
    <Object>
      <SignatureProperties>
        <SignatureProperty Id="ID_00c800c60029000a00fb002b004c003900ad004d00cb00d600a80004001600a4" Target="#ID_00f5002200fd00e30061007a0044009700b9005f00b7001f00500006000b002f">
          <dc:date xmlns:dc="http://purl.org/dc/elements/1.1/">2010-01-19T11:44:14,67</dc:date>
        </SignatureProperty>
      </SignatureProperties>
    </Object>
  </Signature>
  <Signature xmlns="http://www.w3.org/2000/09/xmldsig#" Id="ID_00ae005e00c5004c004300b5004a00750096008a00ba001700aa009800970074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8600b60037003c001a003e00400092009f008e00450011009800c5003200d7">
        <DigestMethod Algorithm="http://www.w3.org/2000/09/xmldsig#sha1"/>
        <DigestValue>pbXqrUNU5kiPuto967pxL1vi6gk=</DigestValue>
      </Reference>
    </SignedInfo>
    <SignatureValue>St6phR+p3QrtzquBcY5WlJUmDURs79uee4bcmQ64K4OaXdNgl9DZmrcGlqGO7vtx
RO7rHS6xN6FuLGZ2+96AUe5G8hEeVVUnnas7p+uHpn2ACDjyV0v5j9zPutMS61j+
6dHU4Zc1YWJhh6s2d0jgtY2owPFfdjMJ6yvkc6GXZqI=</SignatureValue>
    <KeyInfo>
      <X509Data>
        <X509IssuerSerial>
          <X509IssuerName>CN=Root 11, OU=Development, O=OpenOffice.org, ST=Hamburg, C=DE</X509IssuerName>
          <X509SerialNumber>4122</X509SerialNumber>
        </X509IssuerSerial>
        <X509Certificate>MIIC3TCCAkagAwIBAgICEBowDQYJKoZIhvcNAQEFBQAwYDELMAkGA1UEBhMCREUx
EDAOBgNVBAgTB0hhbWJ1cmcxFzAVBgNVBAoTDk9wZW5PZmZpY2Uub3JnMRQwEgYD
VQQLEwtEZXZlbG9wbWVudDEQMA4GA1UEAxMHUm9vdCAxMTAeFw0xMDAxMTkxMDE2
MTBaFw0zNTAxMTMxMDE2MTBaMIGNMQswCQYDVQQGEwJERTEQMA4GA1UECBMHSGFt
YnVyZzEXMBUGA1UEChMOT3Blbk9mZmljZS5vcmcxFDASBgNVBAsTC0RldmVsb3Bt
ZW50MT0wOwYDVQQDHjQAXABVAHMAZQByACAAMgA1ACwAIABlAG4AYwBsAG8AcwBp
AG4AZwAgAHEAdQBvAHQAZQBcMIGfMA0GCSqGSIb3DQEBAQUAA4GNADCBiQKBgQCt
IEqF0qgq+A5MtS1ypR0OsYp2LLC/eki4VynLQMWK6A7T9vmxkKZKu4JF/cL/A/r8
Sl2TC1KiFxCxfhMdnSgm40S9/SbasntH4cQ16lMblHbM8vbBhvIYRuFxwF3ljwoQ
euphr9C6KCITdw99nuAK8JLO3bNdpt/B66gpV+ZxZQIDAQABo3gwdjALBgNVHQ8E
BAMCBeAwHQYDVR0OBBYEFMPuSn6sRi26QvczH+dJ+iHTvN1JMB8GA1UdIwQYMBaA
FOhqu8KQ6mxwIj729kgbA+a+t6ZVMCcGA1UdEQQgMB6kHDAaMRgwFgYDVQQDEw9V
c2VyIDI1IFJvb3QgMTEwDQYJKoZIhvcNAQEFBQADgYEAv2M0EuNLg07lxQjDs+q+
ODM4PJnDygiEBdQhU3p9Q4bCY+LTfCE8cvrG878rEF7KSywsHOMQ63z/sSCyRxuz
Pne2dPuDhay4yVvKihQv5IFuBG/IN8CfwEEPtG4hgmlR6GgJcsSMcttHC6VS1+ez
XRCc7RSvHP0LEaP9+bktSLU=</X509Certificate>
      </X509Data>
    </KeyInfo>
    <Object>
      <SignatureProperties>
        <SignatureProperty Id="ID_008600b60037003c001a003e00400092009f008e00450011009800c5003200d7" Target="#ID_00ae005e00c5004c004300b5004a00750096008a00ba001700aa009800970074">
          <dc:date xmlns:dc="http://purl.org/dc/elements/1.1/">2010-01-19T11:44:30,17</dc:date>
        </SignatureProperty>
      </SignatureProperties>
    </Object>
  </Signature>
  <Signature xmlns="http://www.w3.org/2000/09/xmldsig#" Id="ID_00bb0060008e0075009100fa0046004d009b00ce00520066009700a7005000d2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26007100920014006000da0045002700b40066009d00ad0058006600510009">
        <DigestMethod Algorithm="http://www.w3.org/2000/09/xmldsig#sha1"/>
        <DigestValue>2hg9xjX5pje+pXezKda9aONAoGg=</DigestValue>
      </Reference>
    </SignedInfo>
    <SignatureValue>sce0/vWyndx9JLYwZCyfRg3MBEePSNw1j1TzIBomqpZmdGYLYjeFf3fdL9ygArAk
am4fDTwxb08I9iosh/PZXWgo2ubb7ihEQcfnpZEC1GSRxbIjFs7xuw65iUnXosLN
3qVi2AAJfocjzqHiImCXHIsA6iQGsdKxnBrYPXp9O9o=</SignatureValue>
    <KeyInfo>
      <X509Data>
        <X509IssuerSerial>
          <X509IssuerName>CN=Root 11, OU=Development, O=OpenOffice.org, ST=Hamburg, C=DE</X509IssuerName>
          <X509SerialNumber>4123</X509SerialNumber>
        </X509IssuerSerial>
        <X509Certificate>MIIC1TCCAj6gAwIBAgICEBswDQYJKoZIhvcNAQEFBQAwYDELMAkGA1UEBhMCREUx
EDAOBgNVBAgTB0hhbWJ1cmcxFzAVBgNVBAoTDk9wZW5PZmZpY2Uub3JnMRQwEgYD
VQQLEwtEZXZlbG9wbWVudDEQMA4GA1UEAxMHUm9vdCAxMTAeFw0xMDAxMTkxMDE3
NDVaFw0zNTAxMTMxMDE3NDVaMIGFMQswCQYDVQQGEwJERTEQMA4GA1UECBMHSGFt
YnVyZzEXMBUGA1UEChMOT3Blbk9mZmljZS5vcmcxFDASBgNVBAsTC0RldmVsb3Bt
ZW50MTUwMwYDVQQDHiwAVQBzAGUAcgAgADIANgBcACwAIABtAGkAZABkAGwAZQAg
AHEAdQBvAHQAZTCBnzANBgkqhkiG9w0BAQEFAAOBjQAwgYkCgYEA7EwrurHluoPo
ZGxn/vmEmnFoCxCwLiwh2G3IzN6CdhW4dKBLPDnw7joIbA4MNlHtRATKK3Ywb4XU
9vB+UysXkGp7eeDCAPJf3RmPCXqiyIWVJOBBOex14ccDum3pgUiLNjjgmT5YBOMD
jeQ7lZgKI5bxllAGXXFvAuHFzeBcxHsCAwEAAaN4MHYwCwYDVR0PBAQDAgXgMB0G
A1UdDgQWBBQdo2Twk1HC8hq70C0glV4ZlExyuzAfBgNVHSMEGDAWgBToarvCkOps
cCI+9vZIGwPmvremVTAnBgNVHREEIDAepBwwGjEYMBYGA1UEAxMPVXNlciAyNiBS
b290IDExMA0GCSqGSIb3DQEBBQUAA4GBAIzBVn3ZqPevS1dKpSoyERLg2A4QOY8X
UyX1xldV5PAW8hHMr8xEayNvjirf7v/w1D8KhX4Z3vjPab6LWa08vjzXMqy6gpEo
I3G6tSkF5JjuK7tWBH+LacX5TBsLLjpGQY7aFmifx1dxjpcNsKGSrnx1Ru+0bY7n
UwcjpOHg8Oc7</X509Certificate>
      </X509Data>
    </KeyInfo>
    <Object>
      <SignatureProperties>
        <SignatureProperty Id="ID_0026007100920014006000da0045002700b40066009d00ad0058006600510009" Target="#ID_00bb0060008e0075009100fa0046004d009b00ce00520066009700a7005000d2">
          <dc:date xmlns:dc="http://purl.org/dc/elements/1.1/">2010-01-19T11:44:39,18</dc:date>
        </SignatureProperty>
      </SignatureProperties>
    </Object>
  </Signature>
  <Signature xmlns="http://www.w3.org/2000/09/xmldsig#" Id="ID_00c300be0094003200c6003e0041007400a7000b007400e000af0095005b00ac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cb004200d6000f00c90015004a00c700a2003300c7005200460022002d0034">
        <DigestMethod Algorithm="http://www.w3.org/2000/09/xmldsig#sha1"/>
        <DigestValue>RGGhlNNblYCg5c0RwOZ1hzME9Y8=</DigestValue>
      </Reference>
    </SignedInfo>
    <SignatureValue>FPL6dBRqD271mQwNZVXOCmUPcKvjs7VjywxjXxedjqrY+L9dzDgqw9JoNu0M47vK
NgwE5/r1+WCwxNAm/dtnGTbdGCo/n9hxfMFkTKaboZLmP8vVzkkr+Y68rMkuP7qe
GV57V799pHFQFo5rqjVXVdfK6tSy5ZPB+GxjwGdCkmE=</SignatureValue>
    <KeyInfo>
      <X509Data>
        <X509IssuerSerial>
          <X509IssuerName>CN=Root 11, OU=Development, O=OpenOffice.org, ST=Hamburg, C=DE</X509IssuerName>
          <X509SerialNumber>4124</X509SerialNumber>
        </X509IssuerSerial>
        <X509Certificate>MIICvTCCAiagAwIBAgICEBwwDQYJKoZIhvcNAQEFBQAwYDELMAkGA1UEBhMCREUx
EDAOBgNVBAgTB0hhbWJ1cmcxFzAVBgNVBAoTDk9wZW5PZmZpY2Uub3JnMRQwEgYD
VQQLEwtEZXZlbG9wbWVudDEQMA4GA1UEAxMHUm9vdCAxMTAeFw0xMDAxMTkxMDE5
MTNaFw0zNTAxMTMxMDE5MTNaMG4xCzAJBgNVBAYTAkRFMRAwDgYDVQQIEwdIYW1i
dXJnMRcwFQYDVQQKEw5PcGVuT2ZmaWNlLm9yZzEUMBIGA1UECxMLRGV2ZWxvcG1l
bnQxHjAcBgNVBAMTFWNvbW1hLCBjb21tYSwgY29tbWEgLDCBnzANBgkqhkiG9w0B
AQEFAAOBjQAwgYkCgYEAry4CGrjtfm4nL27K3FcRF4g3ODcm0PvQ7q3zqK31ilME
aoKnMbXmzogk+iJ1hBuojP1/Ywz8E0GCYKMZMz3TGG4Jxcfn6Z5J3fR37/EGkZrF
V2jlD1kZjVP/y64RM0hc63LoL2eulELTWy4x42+nXl6c6izSw69mEDQy5S0/VcEC
AwEAAaN4MHYwCwYDVR0PBAQDAgXgMB0GA1UdDgQWBBSh+4KcJ62DZ16MzKK6Mjww
JnT0zjAfBgNVHSMEGDAWgBToarvCkOpscCI+9vZIGwPmvremVTAnBgNVHREEIDAe
pBwwGjEYMBYGA1UEAxMPVXNlciAyNyBSb290IDExMA0GCSqGSIb3DQEBBQUAA4GB
AMZyi/hXnre/sfOZQRyMR6GT2GKOLWhs2xIChuBmZcF8xIM1TBZT/TTBPGAV/D07
kAdoyq+hEDnEaxWmGnFRIOo1hO+PrFG814TYNXFEjoxPWXY9s19cJp687glAEzs4
hQJWfZfbTT21oWbP3xl6L3G3pBLDm9+D+aiKAGjkOu4l</X509Certificate>
      </X509Data>
    </KeyInfo>
    <Object>
      <SignatureProperties>
        <SignatureProperty Id="ID_00cb004200d6000f00c90015004a00c700a2003300c7005200460022002d0034" Target="#ID_00c300be0094003200c6003e0041007400a7000b007400e000af0095005b00ac">
          <dc:date xmlns:dc="http://purl.org/dc/elements/1.1/">2010-01-19T11:44:45,20</dc:date>
        </SignatureProperty>
      </SignatureProperties>
    </Object>
  </Signature>
  <Signature xmlns="http://www.w3.org/2000/09/xmldsig#" Id="ID_00f4002100e400c200fa0059004700070087008600ea00b300a100bb00af007f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5700130036003500d10088004100f200b7002c00e600b10061002500280021">
        <DigestMethod Algorithm="http://www.w3.org/2000/09/xmldsig#sha1"/>
        <DigestValue>9KyWVQwSPGEL8kGzGKGOzJjQWn8=</DigestValue>
      </Reference>
    </SignedInfo>
    <SignatureValue>eDxrEVeLm1aBtZI6ny6o8z/YfebXKgydYmbwjL6w3h42JnM7xbQyKGDjJuPepAar
8zQr13PDDMk7CnbulH2DYagedzqNQStp3sdI8QmSsluHUh0w1hdn74FZyxxweWvk
k70DLDXHFvPAMKSYzjswSxTevWRNmmL8r41oUhPdhx0=</SignatureValue>
    <KeyInfo>
      <X509Data>
        <X509IssuerSerial>
          <X509IssuerName>CN=Root 11, OU=Development, O=OpenOffice.org, ST=Hamburg, C=DE</X509IssuerName>
          <X509SerialNumber>4125</X509SerialNumber>
        </X509IssuerSerial>
        <X509Certificate>MIICuDCCAiGgAwIBAgICEB0wDQYJKoZIhvcNAQEFBQAwYDELMAkGA1UEBhMCREUx
EDAOBgNVBAgTB0hhbWJ1cmcxFzAVBgNVBAoTDk9wZW5PZmZpY2Uub3JnMRQwEgYD
VQQLEwtEZXZlbG9wbWVudDEQMA4GA1UEAxMHUm9vdCAxMTAeFw0xMDAxMTkxMDIw
NDdaFw0zNTAxMTMxMDIwNDdaMGkxCzAJBgNVBAYTAkRFMRAwDgYDVQQIEwdIYW1i
dXJnMRcwFQYDVQQKEw5PcGVuT2ZmaWNlLm9yZzEUMBIGA1UECxMLRGV2ZWxvcG1l
bnQxGTAXBgNVBAMTEGVxdWFsIENOPVVzZXIgMjgwgZ8wDQYJKoZIhvcNAQEBBQAD
gY0AMIGJAoGBAK7fEmSr2S/uIWS1CMXIj6GtDrkokWl0E6WqSf76Ap032wo7Jmog
JT35LbI7OcjG46eqoQuyG1hD5jw/Z/67vZu12d7p7Xar/fXIFbL7pj8j759fcUOz
vlUehV8TsWudQtcwqNKb/nF6x9Nges/ig3WDuBzT7+6UPxRjqnwVTkIdAgMBAAGj
eDB2MAsGA1UdDwQEAwIF4DAdBgNVHQ4EFgQUOy0rXy7mMiOuR7cwJcvtsG0MMOQw
HwYDVR0jBBgwFoAU6Gq7wpDqbHAiPvb2SBsD5r63plUwJwYDVR0RBCAwHqQcMBox
GDAWBgNVBAMTD1VzZXIgMjggUm9vdCAxMTANBgkqhkiG9w0BAQUFAAOBgQBbz96S
+Kw5+wqBcFsX0A0NhV4ufb7RGq0dmaSm8EhaewQ54pP/gIT2oeaKUhJVRsBXhNnD
E5Jh10GvOQlXBSUBkGh8fFyFxvL+DjfjWGj5MvxBLDU29M/qVS1SfPs3MjXPguv8
8TnxUfHhW9ZY4X/UUM7PB/Ll9eLd/lU/ZAeQTw==</X509Certificate>
      </X509Data>
    </KeyInfo>
    <Object>
      <SignatureProperties>
        <SignatureProperty Id="ID_005700130036003500d10088004100f200b7002c00e600b10061002500280021" Target="#ID_00f4002100e400c200fa0059004700070087008600ea00b300a100bb00af007f">
          <dc:date xmlns:dc="http://purl.org/dc/elements/1.1/">2010-01-19T11:44:55,39</dc:date>
        </SignatureProperty>
      </SignatureProperties>
    </Object>
  </Signature>
  <Signature xmlns="http://www.w3.org/2000/09/xmldsig#" Id="ID_004a006a00e100d600de0045004000bd00a30010004a00d40065005d00550040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c6008800dd005300b200fa004200d2008f009000ea00260037003700b70060">
        <DigestMethod Algorithm="http://www.w3.org/2000/09/xmldsig#sha1"/>
        <DigestValue>59LdPhp8B3GvPD1sXBiWtIkwHVM=</DigestValue>
      </Reference>
    </SignedInfo>
    <SignatureValue>XxOXF+mBXFRrdBEJd9XXJYPe4I4HqUqRCVNtfbiF5bH7tzRA+JmAXc/9X8Yk7538
3OPePEjF6iNjR7w1vfYnVoKhNCCiYb3EC8NX0id6RPtVyTcKZlJgK9pCRAL4jg9G
SvWMsIV/5uyIAOXtQvGcxWg+TPsIAEbnMxekTL82s+U=</SignatureValue>
    <KeyInfo>
      <X509Data>
        <X509IssuerSerial>
          <X509IssuerName>CN=Root 11, OU=Development, O=OpenOffice.org, ST=Hamburg, C=DE</X509IssuerName>
          <X509SerialNumber>4126</X509SerialNumber>
        </X509IssuerSerial>
        <X509Certificate>MIICtjCCAh+gAwIBAgICEB4wDQYJKoZIhvcNAQEFBQAwYDELMAkGA1UEBhMCREUx
EDAOBgNVBAgTB0hhbWJ1cmcxFzAVBgNVBAoTDk9wZW5PZmZpY2Uub3JnMRQwEgYD
VQQLEwtEZXZlbG9wbWVudDEQMA4GA1UEAxMHUm9vdCAxMTAeFw0xMDAxMTkxMDIy
MTNaFw0zNTAxMTMxMDIyMTNaMGcxCzAJBgNVBAYTAkRFMRAwDgYDVQQIEwdIYW1i
dXJnMRcwFQYDVQQKEw5PcGVuT2ZmaWNlLm9yZzEUMBIGA1UECxMLRGV2ZWxvcG1l
bnQxFzAVBgNVBAMTDlVzZXIgMjkrT1U9b29vMIGfMA0GCSqGSIb3DQEBAQUAA4GN
ADCBiQKBgQCuEtwm/n+4P0ei3IOhcG2r2+U8KNUYMiyN7oXG+fSLMTRx3pF5+1a0
nK8+scbeBj8y/EWdm90VD7XDmKuMHj1jfCrFuTg9UGyBnvCzW0Ea7BWyfyu01EKq
yuaJsMZYvS04802FwwjXRUhC1/7uesAiQcDGy3d8IkMHNdyIfEk6mwIDAQABo3gw
djALBgNVHQ8EBAMCBeAwHQYDVR0OBBYEFOAZf6z4akJ+hMqMhEV1Tp2h0SpyMB8G
A1UdIwQYMBaAFOhqu8KQ6mxwIj729kgbA+a+t6ZVMCcGA1UdEQQgMB6kHDAaMRgw
FgYDVQQDEw9Vc2VyIDI5IFJvb3QgMTEwDQYJKoZIhvcNAQEFBQADgYEAhcnqguKs
9rMVURG9aYExj+7T+fSO1Sc0IIl264pbAmmbl4nXa6oDf7VA+axUzo8w/T54cpGW
3Ka9ZEL45Bga47XbCP4e/D2iVSGtDxqH3/Jlh02RUsFGwcB8zIF5l9wuQcyujI55
TgJJfMWwPo7Z8Kprpi/n0iFbf1fo9/YAPK0=</X509Certificate>
      </X509Data>
    </KeyInfo>
    <Object>
      <SignatureProperties>
        <SignatureProperty Id="ID_00c6008800dd005300b200fa004200d2008f009000ea00260037003700b70060" Target="#ID_004a006a00e100d600de0045004000bd00a30010004a00d40065005d00550040">
          <dc:date xmlns:dc="http://purl.org/dc/elements/1.1/">2010-01-19T11:45:07,09</dc:date>
        </SignatureProperty>
      </SignatureProperties>
    </Object>
  </Signature>
  <Signature xmlns="http://www.w3.org/2000/09/xmldsig#" Id="ID_000d00cd00300059007200fd004e0051008d00c80010001600bf005300bb00ab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9b00480032004100b10048004f002500b40035004400710081005c008b00d8">
        <DigestMethod Algorithm="http://www.w3.org/2000/09/xmldsig#sha1"/>
        <DigestValue>Wb1VLCdntXcG1rtzOyN5cBlU4lw=</DigestValue>
      </Reference>
    </SignedInfo>
    <SignatureValue>kEhSKnwbsljbpOIaHHhkdmHvaX1wRwfu8eTMm2XRZSnkkcZQ/BWqd9T9Fp46jW7b
5B6XBX/68rmWV8fMZFhjQp/HftBdwoa80VurklZlzc42ctpyG9QAhbZ541/JaPEU
iVjhlRaKF9biHuy1FOkANTvrUTIjrSKj5orjN2PTadM=</SignatureValue>
    <KeyInfo>
      <X509Data>
        <X509IssuerSerial>
          <X509IssuerName>CN=Root 11, OU=Development, O=OpenOffice.org, ST=Hamburg, C=DE</X509IssuerName>
          <X509SerialNumber>4127</X509SerialNumber>
        </X509IssuerSerial>
        <X509Certificate>MIICyDCCAjGgAwIBAgICEB8wDQYJKoZIhvcNAQEFBQAwYDELMAkGA1UEBhMCREUx
EDAOBgNVBAgTB0hhbWJ1cmcxFzAVBgNVBAoTDk9wZW5PZmZpY2Uub3JnMRQwEgYD
VQQLEwtEZXZlbG9wbWVudDEQMA4GA1UEAxMHUm9vdCAxMTAeFw0xMDAxMTkxMDI2
MDFaFw0zNTAxMTMxMDI2MDFaMHkxCzAJBgNVBAYTAkRFMRAwDgYDVQQIEwdIYW1i
dXJnMRcwFQYDVQQKEw5PcGVuT2ZmaWNlLm9yZzEUMBIGA1UECxMLRGV2ZWxvcG1l
bnQxKTAnBgNVBAMeIABVAHMAZQByACAAMwAwADwAIAA+ACMAOwAgACIAKwAiMIGf
MA0GCSqGSIb3DQEBAQUAA4GNADCBiQKBgQDPQJlNpV1zKnhynDKUFR4BQLRoj7hO
OKq5gpZaXAPV2wlCRtgt8Nr4GvCFEPLLH75Qt65vIoDyvxRzhNowuVQmDXIcVZlQ
xnijNxWynAMi3OqL9Qcy89l2ZJKjT3MS4kN5DuZEF5l5SXNl2gM9vtvjT65s0Gzm
StODRV2DGNXMKQIDAQABo3gwdjALBgNVHQ8EBAMCBeAwHQYDVR0OBBYEFNnqEB3T
9TCtMA6AcxQiGiY1kNxnMB8GA1UdIwQYMBaAFOhqu8KQ6mxwIj729kgbA+a+t6ZV
MCcGA1UdEQQgMB6kHDAaMRgwFgYDVQQDEw9Vc2VyIDMwIFJvb3QgMTEwDQYJKoZI
hvcNAQEFBQADgYEAQjoC1Xsjn8xbuNTI6AzjDYoXZbaHzsnc94SV4BfqEYsVMOGi
QmxO8DH6/f8DN9TsTB0pjQeKyN4L1t/XLhKKAKDKvkivFzZjjvLPgIuh4jPvQtuR
045LAlVe93kRXG3vZItTpq/1D+J1etaF9mDVftaMDjeEqVArx+Zjvx0Uqr8=</X509Certificate>
      </X509Data>
    </KeyInfo>
    <Object>
      <SignatureProperties>
        <SignatureProperty Id="ID_009b00480032004100b10048004f002500b40035004400710081005c008b00d8" Target="#ID_000d00cd00300059007200fd004e0051008d00c80010001600bf005300bb00ab">
          <dc:date xmlns:dc="http://purl.org/dc/elements/1.1/">2010-01-19T11:45:17,29</dc:date>
        </SignatureProperty>
      </SignatureProperties>
    </Object>
  </Signature>
  <Signature xmlns="http://www.w3.org/2000/09/xmldsig#" Id="ID_0081000600d200c700ff00b9004a003e009500480057004d0063007b000000ee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YEp5GHN442+p34owU9hFaNg6w/Q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/4sSbgjpJJoD+OZ6C0nxPdQfm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qBnocich3ZBSseYJIzOvbDuvp0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2un1PmI9ROnOBa8ptWy6qlirzDA=</DigestValue>
      </Reference>
      <Reference URI="#ID_00a500b30067003b00ff0097004400da008d00b60005008c0043000e00130070">
        <DigestMethod Algorithm="http://www.w3.org/2000/09/xmldsig#sha1"/>
        <DigestValue>86KTjJdfiVJ5yyIBsjoRWseTfPY=</DigestValue>
      </Reference>
    </SignedInfo>
    <SignatureValue>M9Nc0oxFvc5jm5TEu4rjH++t2zEaqxO8Byw+C0VJrrJCOq56aufAceseQdUa+cnf
GoJM3It4NSlLD7a0pPXEZYh1VjuXzkrMn+mkVBq0X4KHG+v89u8zwIxT9ybYo0Hl
Rbk/QPWyZgg3g1h8nKkhlRIUx74vpvcZ7c6uKJQxOec=</SignatureValue>
    <KeyInfo>
      <X509Data>
        <X509IssuerSerial>
          <X509IssuerName>CN=Root 11, OU=Development, O=OpenOffice.org, ST=Hamburg, C=DE</X509IssuerName>
          <X509SerialNumber>4128</X509SerialNumber>
        </X509IssuerSerial>
        <X509Certificate>MIIC5TCCAk6gAwIBAgICECAwDQYJKoZIhvcNAQEFBQAwYDELMAkGA1UEBhMCREUx
EDAOBgNVBAgTB0hhbWJ1cmcxFzAVBgNVBAoTDk9wZW5PZmZpY2Uub3JnMRQwEgYD
VQQLEwtEZXZlbG9wbWVudDEQMA4GA1UEAxMHUm9vdCAxMTAeFw0xMDAxMTkxMDI4
NDdaFw0zNTAxMTMxMDI4NDdaMIGVMQswCQYDVQQGEwJERTEQMA4GA1UECBMHSGFt
YnVyZzEXMBUGA1UEChMOT3Blbk9mZmljZS5vcmcxFDASBgNVBAsTC0RldmVsb3Bt
ZW50MUUwQwYDVQQDHjwAVQBzAGUAcgAgADMAMQAgAFwAIgBhACwAYgAiACsAQwBO
AD0AVQBTACwAIAA+ACAAXABcAGQAZQAgADwwgZ8wDQYJKoZIhvcNAQEBBQADgY0A
MIGJAoGBAKwCGOAcVLt2ly7TZ3i3FHhGg3zpXCsvJbu/kMBS6ix51p2vtfiGor9W
mw8z7e/SLFfGCiWz95uhejt1CxiGI2QqI7Bg8dgFtKZ7dyEwtA3xr+H71oioW11+
or/OIPbAeonyDzNHbUkPPVkn+ZXAO6McGKEtlQno0pWsEJL824TjAgMBAAGjeDB2
MAsGA1UdDwQEAwIF4DAdBgNVHQ4EFgQU+Lp+eLxwM9NFaDdZOgasZbEVdPAwHwYD
VR0jBBgwFoAU6Gq7wpDqbHAiPvb2SBsD5r63plUwJwYDVR0RBCAwHqQcMBoxGDAW
BgNVBAMTD1VzZXIgMzEgUm9vdCAxMTANBgkqhkiG9w0BAQUFAAOBgQAPqFPwVnbf
qLNb0eiYYo+mE5bDa8o/4Qk3VG+sFUt0DGw//t42WKKdoB8YlywdvMbf7qpb09ov
UQJ6uql+Tc9HFgvxseEoK/6knVCWzcVFCTVQk5uXqSMqXvAuFhg/UHqDWcVseZnT
6hLvFamwkx5LJmxjE3/TWgxNC/RRIZhPgQ==</X509Certificate>
      </X509Data>
    </KeyInfo>
    <Object>
      <SignatureProperties>
        <SignatureProperty Id="ID_00a500b30067003b00ff0097004400da008d00b60005008c0043000e00130070" Target="#ID_0081000600d200c700ff00b9004a003e009500480057004d0063007b000000ee">
          <dc:date xmlns:dc="http://purl.org/dc/elements/1.1/">2010-01-19T11:45:35,78</dc:date>
        </SignatureProperty>
      </SignatureProperties>
    </Object>
  </Signature>
</document-signatures>
</file>